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0000" draw:marker-start-width="0.196cm" draw:marker-end-width="0.196cm" draw:stroke-linejoin="miter" svg:stroke-linecap="butt" draw:fill="none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3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47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02cm" svg:stroke-color="#ff0000" draw:stroke-linejoin="round" draw:fill="none" fo:padding-top="0.126cm" fo:padding-bottom="0.126cm" fo:padding-left="0.251cm" fo:padding-right="0.2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0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75cm" fo:min-width="0.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2" style:family="graphic" style:parent-style-name="standard">
      <style:graphic-properties draw:fill-color="#000000" draw:textarea-vertical-align="middle"/>
    </style:style>
    <style:style style:name="gr13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443cm" fo:min-width="0.443cm"/>
    </style:style>
    <style:style style:name="gr14" style:family="graphic" style:parent-style-name="standard">
      <style:graphic-properties svg:stroke-width="0.004cm" svg:stroke-color="#ff0000" draw:marker-start-width="0.206cm" draw:marker-end-width="0.206cm" draw:fill="none" draw:textarea-horizontal-align="justify" draw:textarea-vertical-align="middle" draw:auto-grow-height="false" fo:min-height="0.396cm" fo:min-width="0.723cm" fo:padding-top="0.127cm" fo:padding-bottom="0.127cm" fo:padding-left="0.252cm" fo:padding-right="0.252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67cm" fo:min-width="0.1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1.82cm" fo:min-width="0.08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941cm" fo:min-width="0.076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93cm" fo:min-width="0.08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1.76cm" fo:min-width="0.072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Helvetica" fo:font-size="16pt"/>
    </style:style>
    <style:style style:name="P6" style:family="paragraph">
      <loext:graphic-properties draw:fill="none" draw:fill-color="#ffffff"/>
      <style:text-properties style:font-name="Helvetica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style:font-name="Helvetica" fo:font-size="14pt" style:font-size-asian="18pt" style:font-size-complex="18pt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style:style style:name="T2" style:family="text">
      <style:text-properties style:font-name="Helvetica" fo:font-size="16pt"/>
    </style:style>
    <style:style style:name="T3" style:family="text">
      <style:text-properties style:font-name="Helvetica" fo:font-size="18pt" style:font-size-asian="18pt" style:font-size-complex="18pt"/>
    </style:style>
    <style:style style:name="T4" style:family="text">
      <style:text-properties style:font-name="Helvetica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text-style-name="P1" draw:layer="layout" svg:x1="5.369cm" svg:y1="14.51cm" svg:x2="5.369cm" svg:y2="15.343cm">
            <text:p/>
          </draw:line>
          <draw:line draw:style-name="gr1" draw:text-style-name="P1" draw:layer="layout" svg:x1="5.67cm" svg:y1="15.343cm" svg:x2="5.369cm" svg:y2="15.343cm">
            <text:p/>
          </draw:line>
          <draw:line draw:style-name="gr1" draw:text-style-name="P1" draw:layer="layout" svg:x1="5.67cm" svg:y1="15.343cm" svg:x2="5.67cm" svg:y2="16.176cm">
            <text:p/>
          </draw:line>
          <draw:line draw:style-name="gr1" draw:text-style-name="P1" draw:layer="layout" svg:x1="5.67cm" svg:y1="16.176cm" svg:x2="5.369cm" svg:y2="16.176cm">
            <text:p/>
          </draw:line>
          <draw:line draw:style-name="gr1" draw:text-style-name="P1" draw:layer="layout" svg:x1="5.369cm" svg:y1="16.176cm" svg:x2="5.369cm" svg:y2="17.01cm">
            <text:p/>
          </draw:line>
          <draw:line draw:style-name="gr1" draw:text-style-name="P1" draw:layer="layout" svg:x1="5.67cm" svg:y1="17.01cm" svg:x2="5.369cm" svg:y2="17.01cm">
            <text:p/>
          </draw:line>
          <draw:line draw:style-name="gr1" draw:text-style-name="P1" draw:layer="layout" svg:x1="5.67cm" svg:y1="17.01cm" svg:x2="5.67cm" svg:y2="17.843cm">
            <text:p/>
          </draw:line>
          <draw:line draw:style-name="gr1" draw:text-style-name="P1" draw:layer="layout" svg:x1="5.67cm" svg:y1="17.843cm" svg:x2="5.369cm" svg:y2="17.843cm">
            <text:p/>
          </draw:line>
          <draw:line draw:style-name="gr1" draw:text-style-name="P1" draw:layer="layout" svg:x1="5.369cm" svg:y1="17.843cm" svg:x2="5.369cm" svg:y2="18.676cm">
            <text:p/>
          </draw:line>
          <draw:line draw:style-name="gr1" draw:text-style-name="P1" draw:layer="layout" svg:x1="5.67cm" svg:y1="18.676cm" svg:x2="5.369cm" svg:y2="18.676cm">
            <text:p/>
          </draw:line>
          <draw:line draw:style-name="gr1" draw:text-style-name="P1" draw:layer="layout" svg:x1="5.67cm" svg:y1="18.676cm" svg:x2="5.67cm" svg:y2="19.509cm">
            <text:p/>
          </draw:line>
          <draw:line draw:style-name="gr1" draw:text-style-name="P1" draw:layer="layout" svg:x1="5.67cm" svg:y1="19.509cm" svg:x2="5.369cm" svg:y2="19.509cm">
            <text:p/>
          </draw:line>
          <draw:line draw:style-name="gr1" draw:text-style-name="P1" draw:layer="layout" svg:x1="5.369cm" svg:y1="19.509cm" svg:x2="5.369cm" svg:y2="20.343cm">
            <text:p/>
          </draw:line>
          <draw:line draw:style-name="gr1" draw:text-style-name="P1" draw:layer="layout" svg:x1="5.67cm" svg:y1="20.343cm" svg:x2="5.369cm" svg:y2="20.343cm">
            <text:p/>
          </draw:line>
          <draw:line draw:style-name="gr1" draw:text-style-name="P1" draw:layer="layout" svg:x1="5.67cm" svg:y1="20.343cm" svg:x2="5.67cm" svg:y2="21.176cm">
            <text:p/>
          </draw:line>
          <draw:line draw:style-name="gr1" draw:text-style-name="P1" draw:layer="layout" svg:x1="5.67cm" svg:y1="21.176cm" svg:x2="5.369cm" svg:y2="21.176cm">
            <text:p/>
          </draw:line>
          <draw:line draw:style-name="gr1" draw:text-style-name="P1" draw:layer="layout" svg:x1="5.369cm" svg:y1="21.176cm" svg:x2="5.369cm" svg:y2="21.709cm">
            <text:p/>
          </draw:line>
          <draw:line draw:style-name="gr1" draw:text-style-name="P1" draw:layer="layout" svg:x1="9.37cm" svg:y1="14.51cm" svg:x2="9.37cm" svg:y2="15.343cm">
            <text:p/>
          </draw:line>
          <draw:line draw:style-name="gr1" draw:text-style-name="P1" draw:layer="layout" svg:x1="9.37cm" svg:y1="15.343cm" svg:x2="9.069cm" svg:y2="15.343cm">
            <text:p/>
          </draw:line>
          <draw:line draw:style-name="gr1" draw:text-style-name="P1" draw:layer="layout" svg:x1="9.069cm" svg:y1="15.343cm" svg:x2="9.069cm" svg:y2="16.176cm">
            <text:p/>
          </draw:line>
          <draw:line draw:style-name="gr1" draw:text-style-name="P1" draw:layer="layout" svg:x1="9.37cm" svg:y1="16.176cm" svg:x2="9.069cm" svg:y2="16.176cm">
            <text:p/>
          </draw:line>
          <draw:line draw:style-name="gr1" draw:text-style-name="P1" draw:layer="layout" svg:x1="9.37cm" svg:y1="16.176cm" svg:x2="9.37cm" svg:y2="17.01cm">
            <text:p/>
          </draw:line>
          <draw:line draw:style-name="gr1" draw:text-style-name="P1" draw:layer="layout" svg:x1="9.37cm" svg:y1="17.01cm" svg:x2="9.069cm" svg:y2="17.01cm">
            <text:p/>
          </draw:line>
          <draw:line draw:style-name="gr1" draw:text-style-name="P1" draw:layer="layout" svg:x1="9.069cm" svg:y1="17.01cm" svg:x2="9.069cm" svg:y2="17.843cm">
            <text:p/>
          </draw:line>
          <draw:line draw:style-name="gr1" draw:text-style-name="P1" draw:layer="layout" svg:x1="9.37cm" svg:y1="17.843cm" svg:x2="9.069cm" svg:y2="17.843cm">
            <text:p/>
          </draw:line>
          <draw:line draw:style-name="gr1" draw:text-style-name="P1" draw:layer="layout" svg:x1="9.37cm" svg:y1="17.843cm" svg:x2="9.37cm" svg:y2="18.676cm">
            <text:p/>
          </draw:line>
          <draw:line draw:style-name="gr1" draw:text-style-name="P1" draw:layer="layout" svg:x1="9.37cm" svg:y1="18.676cm" svg:x2="9.069cm" svg:y2="18.676cm">
            <text:p/>
          </draw:line>
          <draw:line draw:style-name="gr1" draw:text-style-name="P1" draw:layer="layout" svg:x1="9.069cm" svg:y1="18.676cm" svg:x2="9.069cm" svg:y2="19.509cm">
            <text:p/>
          </draw:line>
          <draw:line draw:style-name="gr1" draw:text-style-name="P1" draw:layer="layout" svg:x1="9.37cm" svg:y1="19.509cm" svg:x2="9.069cm" svg:y2="19.509cm">
            <text:p/>
          </draw:line>
          <draw:line draw:style-name="gr1" draw:text-style-name="P1" draw:layer="layout" svg:x1="9.37cm" svg:y1="19.509cm" svg:x2="9.37cm" svg:y2="20.343cm">
            <text:p/>
          </draw:line>
          <draw:line draw:style-name="gr1" draw:text-style-name="P1" draw:layer="layout" svg:x1="9.37cm" svg:y1="20.343cm" svg:x2="9.069cm" svg:y2="20.343cm">
            <text:p/>
          </draw:line>
          <draw:line draw:style-name="gr1" draw:text-style-name="P1" draw:layer="layout" svg:x1="9.069cm" svg:y1="20.343cm" svg:x2="9.069cm" svg:y2="21.176cm">
            <text:p/>
          </draw:line>
          <draw:line draw:style-name="gr1" draw:text-style-name="P1" draw:layer="layout" svg:x1="9.37cm" svg:y1="21.176cm" svg:x2="9.069cm" svg:y2="21.176cm">
            <text:p/>
          </draw:line>
          <draw:line draw:style-name="gr1" draw:text-style-name="P1" draw:layer="layout" svg:x1="9.37cm" svg:y1="21.176cm" svg:x2="9.37cm" svg:y2="21.709cm">
            <text:p/>
          </draw:line>
          <draw:line draw:style-name="gr1" draw:text-style-name="P1" draw:layer="layout" svg:x1="5.369cm" svg:y1="14.51cm" svg:x2="6.169cm" svg:y2="14.51cm">
            <text:p/>
          </draw:line>
          <draw:line draw:style-name="gr1" draw:text-style-name="P1" draw:layer="layout" svg:x1="6.169cm" svg:y1="14.809cm" svg:x2="6.169cm" svg:y2="14.51cm">
            <text:p/>
          </draw:line>
          <draw:line draw:style-name="gr1" draw:text-style-name="P1" draw:layer="layout" svg:x1="6.169cm" svg:y1="14.809cm" svg:x2="6.97cm" svg:y2="14.809cm">
            <text:p/>
          </draw:line>
          <draw:line draw:style-name="gr1" draw:text-style-name="P1" draw:layer="layout" svg:x1="6.97cm" svg:y1="14.809cm" svg:x2="6.97cm" svg:y2="14.51cm">
            <text:p/>
          </draw:line>
          <draw:line draw:style-name="gr1" draw:text-style-name="P1" draw:layer="layout" svg:x1="6.97cm" svg:y1="14.51cm" svg:x2="7.769cm" svg:y2="14.51cm">
            <text:p/>
          </draw:line>
          <draw:line draw:style-name="gr1" draw:text-style-name="P1" draw:layer="layout" svg:x1="7.769cm" svg:y1="14.809cm" svg:x2="7.769cm" svg:y2="14.51cm">
            <text:p/>
          </draw:line>
          <draw:line draw:style-name="gr1" draw:text-style-name="P1" draw:layer="layout" svg:x1="7.769cm" svg:y1="14.809cm" svg:x2="8.569cm" svg:y2="14.809cm">
            <text:p/>
          </draw:line>
          <draw:line draw:style-name="gr1" draw:text-style-name="P1" draw:layer="layout" svg:x1="8.569cm" svg:y1="14.809cm" svg:x2="8.569cm" svg:y2="14.51cm">
            <text:p/>
          </draw:line>
          <draw:line draw:style-name="gr1" draw:text-style-name="P1" draw:layer="layout" svg:x1="8.569cm" svg:y1="14.51cm" svg:x2="9.37cm" svg:y2="14.51cm">
            <text:p/>
          </draw:line>
          <draw:line draw:style-name="gr1" draw:text-style-name="P1" draw:layer="layout" svg:x1="5.369cm" svg:y1="21.709cm" svg:x2="6.169cm" svg:y2="21.709cm">
            <text:p/>
          </draw:line>
          <draw:line draw:style-name="gr1" draw:text-style-name="P1" draw:layer="layout" svg:x1="6.169cm" svg:y1="22.01cm" svg:x2="6.169cm" svg:y2="21.709cm">
            <text:p/>
          </draw:line>
          <draw:line draw:style-name="gr1" draw:text-style-name="P1" draw:layer="layout" svg:x1="6.169cm" svg:y1="22.01cm" svg:x2="6.97cm" svg:y2="22.01cm">
            <text:p/>
          </draw:line>
          <draw:line draw:style-name="gr1" draw:text-style-name="P1" draw:layer="layout" svg:x1="6.97cm" svg:y1="22.01cm" svg:x2="6.97cm" svg:y2="21.709cm">
            <text:p/>
          </draw:line>
          <draw:line draw:style-name="gr1" draw:text-style-name="P1" draw:layer="layout" svg:x1="6.97cm" svg:y1="21.709cm" svg:x2="7.769cm" svg:y2="21.709cm">
            <text:p/>
          </draw:line>
          <draw:line draw:style-name="gr1" draw:text-style-name="P1" draw:layer="layout" svg:x1="7.769cm" svg:y1="22.01cm" svg:x2="7.769cm" svg:y2="21.709cm">
            <text:p/>
          </draw:line>
          <draw:line draw:style-name="gr1" draw:text-style-name="P1" draw:layer="layout" svg:x1="7.769cm" svg:y1="22.01cm" svg:x2="8.569cm" svg:y2="22.01cm">
            <text:p/>
          </draw:line>
          <draw:line draw:style-name="gr1" draw:text-style-name="P1" draw:layer="layout" svg:x1="8.569cm" svg:y1="22.01cm" svg:x2="8.569cm" svg:y2="21.709cm">
            <text:p/>
          </draw:line>
          <draw:line draw:style-name="gr1" draw:text-style-name="P1" draw:layer="layout" svg:x1="8.569cm" svg:y1="21.709cm" svg:x2="9.37cm" svg:y2="21.709cm">
            <text:p/>
          </draw:line>
        </draw:g>
        <draw:g>
          <draw:line draw:style-name="gr1" draw:text-style-name="P1" draw:layer="layout" svg:x1="9.8cm" svg:y1="21.799cm" svg:x2="10.269cm" svg:y2="21.799cm">
            <text:p/>
          </draw:line>
          <draw:line draw:style-name="gr1" draw:text-style-name="P1" draw:layer="layout" svg:x1="10.269cm" svg:y1="21.799cm" svg:x2="10.269cm" svg:y2="22.1cm">
            <text:p/>
          </draw:line>
          <draw:line draw:style-name="gr1" draw:text-style-name="P1" draw:layer="layout" svg:x1="10.269cm" svg:y1="22.1cm" svg:x2="11.038cm" svg:y2="22.1cm">
            <text:p/>
          </draw:line>
          <draw:line draw:style-name="gr1" draw:text-style-name="P1" draw:layer="layout" svg:x1="11.038cm" svg:y1="21.799cm" svg:x2="11.038cm" svg:y2="22.1cm">
            <text:p/>
          </draw:line>
          <draw:line draw:style-name="gr1" draw:text-style-name="P1" draw:layer="layout" svg:x1="11.038cm" svg:y1="21.799cm" svg:x2="11.807cm" svg:y2="21.799cm">
            <text:p/>
          </draw:line>
          <draw:line draw:style-name="gr1" draw:text-style-name="P1" draw:layer="layout" svg:x1="11.807cm" svg:y1="21.799cm" svg:x2="11.807cm" svg:y2="22.1cm">
            <text:p/>
          </draw:line>
          <draw:line draw:style-name="gr1" draw:text-style-name="P1" draw:layer="layout" svg:x1="11.807cm" svg:y1="22.1cm" svg:x2="12.576cm" svg:y2="22.1cm">
            <text:p/>
          </draw:line>
          <draw:line draw:style-name="gr1" draw:text-style-name="P1" draw:layer="layout" svg:x1="12.576cm" svg:y1="21.799cm" svg:x2="12.576cm" svg:y2="22.1cm">
            <text:p/>
          </draw:line>
          <draw:line draw:style-name="gr1" draw:text-style-name="P1" draw:layer="layout" svg:x1="12.576cm" svg:y1="21.799cm" svg:x2="13.346cm" svg:y2="21.799cm">
            <text:p/>
          </draw:line>
          <draw:line draw:style-name="gr1" draw:text-style-name="P1" draw:layer="layout" svg:x1="13.346cm" svg:y1="21.799cm" svg:x2="13.346cm" svg:y2="22.1cm">
            <text:p/>
          </draw:line>
          <draw:line draw:style-name="gr1" draw:text-style-name="P1" draw:layer="layout" svg:x1="13.346cm" svg:y1="22.1cm" svg:x2="14.115cm" svg:y2="22.1cm">
            <text:p/>
          </draw:line>
          <draw:line draw:style-name="gr1" draw:text-style-name="P1" draw:layer="layout" svg:x1="14.115cm" svg:y1="21.799cm" svg:x2="14.115cm" svg:y2="22.1cm">
            <text:p/>
          </draw:line>
          <draw:line draw:style-name="gr1" draw:text-style-name="P1" draw:layer="layout" svg:x1="14.115cm" svg:y1="21.799cm" svg:x2="14.884cm" svg:y2="21.799cm">
            <text:p/>
          </draw:line>
          <draw:line draw:style-name="gr1" draw:text-style-name="P1" draw:layer="layout" svg:x1="14.884cm" svg:y1="21.799cm" svg:x2="14.884cm" svg:y2="22.1cm">
            <text:p/>
          </draw:line>
          <draw:line draw:style-name="gr1" draw:text-style-name="P1" draw:layer="layout" svg:x1="14.884cm" svg:y1="22.1cm" svg:x2="15.653cm" svg:y2="22.1cm">
            <text:p/>
          </draw:line>
          <draw:line draw:style-name="gr1" draw:text-style-name="P1" draw:layer="layout" svg:x1="15.653cm" svg:y1="21.799cm" svg:x2="15.653cm" svg:y2="22.1cm">
            <text:p/>
          </draw:line>
          <draw:line draw:style-name="gr1" draw:text-style-name="P1" draw:layer="layout" svg:x1="15.653cm" svg:y1="21.799cm" svg:x2="16.423cm" svg:y2="21.799cm">
            <text:p/>
          </draw:line>
          <draw:line draw:style-name="gr1" draw:text-style-name="P1" draw:layer="layout" svg:x1="16.423cm" svg:y1="21.799cm" svg:x2="16.423cm" svg:y2="22.1cm">
            <text:p/>
          </draw:line>
          <draw:line draw:style-name="gr1" draw:text-style-name="P1" draw:layer="layout" svg:x1="16.423cm" svg:y1="22.1cm" svg:x2="17.192cm" svg:y2="22.1cm">
            <text:p/>
          </draw:line>
          <draw:line draw:style-name="gr1" draw:text-style-name="P1" draw:layer="layout" svg:x1="17.192cm" svg:y1="21.799cm" svg:x2="17.192cm" svg:y2="22.1cm">
            <text:p/>
          </draw:line>
          <draw:line draw:style-name="gr1" draw:text-style-name="P1" draw:layer="layout" svg:x1="17.192cm" svg:y1="21.799cm" svg:x2="17.961cm" svg:y2="21.799cm">
            <text:p/>
          </draw:line>
          <draw:line draw:style-name="gr1" draw:text-style-name="P1" draw:layer="layout" svg:x1="17.961cm" svg:y1="21.799cm" svg:x2="17.961cm" svg:y2="22.1cm">
            <text:p/>
          </draw:line>
          <draw:line draw:style-name="gr1" draw:text-style-name="P1" draw:layer="layout" svg:x1="17.961cm" svg:y1="22.1cm" svg:x2="18.73cm" svg:y2="22.1cm">
            <text:p/>
          </draw:line>
          <draw:line draw:style-name="gr1" draw:text-style-name="P1" draw:layer="layout" svg:x1="18.73cm" svg:y1="21.799cm" svg:x2="18.73cm" svg:y2="22.1cm">
            <text:p/>
          </draw:line>
          <draw:line draw:style-name="gr1" draw:text-style-name="P1" draw:layer="layout" svg:x1="18.73cm" svg:y1="21.799cm" svg:x2="19.2cm" svg:y2="21.799cm">
            <text:p/>
          </draw:line>
          <draw:line draw:style-name="gr1" draw:text-style-name="P1" draw:layer="layout" svg:x1="9.8cm" svg:y1="14.9cm" svg:x2="10.269cm" svg:y2="14.9cm">
            <text:p/>
          </draw:line>
          <draw:line draw:style-name="gr1" draw:text-style-name="P1" draw:layer="layout" svg:x1="10.269cm" svg:y1="14.599cm" svg:x2="10.269cm" svg:y2="14.9cm">
            <text:p/>
          </draw:line>
          <draw:line draw:style-name="gr1" draw:text-style-name="P1" draw:layer="layout" svg:x1="10.269cm" svg:y1="14.599cm" svg:x2="11.038cm" svg:y2="14.599cm">
            <text:p/>
          </draw:line>
          <draw:line draw:style-name="gr1" draw:text-style-name="P1" draw:layer="layout" svg:x1="11.038cm" svg:y1="14.599cm" svg:x2="11.038cm" svg:y2="14.9cm">
            <text:p/>
          </draw:line>
          <draw:line draw:style-name="gr1" draw:text-style-name="P1" draw:layer="layout" svg:x1="11.038cm" svg:y1="14.9cm" svg:x2="11.807cm" svg:y2="14.9cm">
            <text:p/>
          </draw:line>
          <draw:line draw:style-name="gr1" draw:text-style-name="P1" draw:layer="layout" svg:x1="11.807cm" svg:y1="14.599cm" svg:x2="11.807cm" svg:y2="14.9cm">
            <text:p/>
          </draw:line>
          <draw:line draw:style-name="gr1" draw:text-style-name="P1" draw:layer="layout" svg:x1="11.807cm" svg:y1="14.599cm" svg:x2="12.576cm" svg:y2="14.599cm">
            <text:p/>
          </draw:line>
          <draw:line draw:style-name="gr1" draw:text-style-name="P1" draw:layer="layout" svg:x1="12.576cm" svg:y1="14.599cm" svg:x2="12.576cm" svg:y2="14.9cm">
            <text:p/>
          </draw:line>
          <draw:line draw:style-name="gr1" draw:text-style-name="P1" draw:layer="layout" svg:x1="12.576cm" svg:y1="14.9cm" svg:x2="13.346cm" svg:y2="14.9cm">
            <text:p/>
          </draw:line>
          <draw:line draw:style-name="gr1" draw:text-style-name="P1" draw:layer="layout" svg:x1="13.346cm" svg:y1="14.599cm" svg:x2="13.346cm" svg:y2="14.9cm">
            <text:p/>
          </draw:line>
          <draw:line draw:style-name="gr1" draw:text-style-name="P1" draw:layer="layout" svg:x1="13.346cm" svg:y1="14.599cm" svg:x2="14.115cm" svg:y2="14.599cm">
            <text:p/>
          </draw:line>
          <draw:line draw:style-name="gr1" draw:text-style-name="P1" draw:layer="layout" svg:x1="14.115cm" svg:y1="14.599cm" svg:x2="14.115cm" svg:y2="14.9cm">
            <text:p/>
          </draw:line>
          <draw:line draw:style-name="gr1" draw:text-style-name="P1" draw:layer="layout" svg:x1="14.115cm" svg:y1="14.9cm" svg:x2="14.884cm" svg:y2="14.9cm">
            <text:p/>
          </draw:line>
          <draw:line draw:style-name="gr1" draw:text-style-name="P1" draw:layer="layout" svg:x1="14.884cm" svg:y1="14.599cm" svg:x2="14.884cm" svg:y2="14.9cm">
            <text:p/>
          </draw:line>
          <draw:line draw:style-name="gr1" draw:text-style-name="P1" draw:layer="layout" svg:x1="14.884cm" svg:y1="14.599cm" svg:x2="15.653cm" svg:y2="14.599cm">
            <text:p/>
          </draw:line>
          <draw:line draw:style-name="gr1" draw:text-style-name="P1" draw:layer="layout" svg:x1="15.653cm" svg:y1="14.599cm" svg:x2="15.653cm" svg:y2="14.9cm">
            <text:p/>
          </draw:line>
          <draw:line draw:style-name="gr1" draw:text-style-name="P1" draw:layer="layout" svg:x1="15.653cm" svg:y1="14.9cm" svg:x2="16.423cm" svg:y2="14.9cm">
            <text:p/>
          </draw:line>
          <draw:line draw:style-name="gr1" draw:text-style-name="P1" draw:layer="layout" svg:x1="16.423cm" svg:y1="14.599cm" svg:x2="16.423cm" svg:y2="14.9cm">
            <text:p/>
          </draw:line>
          <draw:line draw:style-name="gr1" draw:text-style-name="P1" draw:layer="layout" svg:x1="16.423cm" svg:y1="14.599cm" svg:x2="17.192cm" svg:y2="14.599cm">
            <text:p/>
          </draw:line>
          <draw:line draw:style-name="gr1" draw:text-style-name="P1" draw:layer="layout" svg:x1="17.192cm" svg:y1="14.599cm" svg:x2="17.192cm" svg:y2="14.9cm">
            <text:p/>
          </draw:line>
          <draw:line draw:style-name="gr1" draw:text-style-name="P1" draw:layer="layout" svg:x1="17.192cm" svg:y1="14.9cm" svg:x2="17.961cm" svg:y2="14.9cm">
            <text:p/>
          </draw:line>
          <draw:line draw:style-name="gr1" draw:text-style-name="P1" draw:layer="layout" svg:x1="17.961cm" svg:y1="14.599cm" svg:x2="17.961cm" svg:y2="14.9cm">
            <text:p/>
          </draw:line>
          <draw:line draw:style-name="gr1" draw:text-style-name="P1" draw:layer="layout" svg:x1="17.961cm" svg:y1="14.599cm" svg:x2="18.73cm" svg:y2="14.599cm">
            <text:p/>
          </draw:line>
          <draw:line draw:style-name="gr1" draw:text-style-name="P1" draw:layer="layout" svg:x1="18.73cm" svg:y1="14.599cm" svg:x2="18.73cm" svg:y2="14.9cm">
            <text:p/>
          </draw:line>
          <draw:line draw:style-name="gr1" draw:text-style-name="P1" draw:layer="layout" svg:x1="18.73cm" svg:y1="14.9cm" svg:x2="19.2cm" svg:y2="14.9cm">
            <text:p/>
          </draw:line>
          <draw:line draw:style-name="gr1" draw:text-style-name="P1" draw:layer="layout" svg:x1="9.8cm" svg:y1="21.799cm" svg:x2="9.8cm" svg:y2="21.266cm">
            <text:p/>
          </draw:line>
          <draw:line draw:style-name="gr1" draw:text-style-name="P1" draw:layer="layout" svg:x1="9.8cm" svg:y1="21.266cm" svg:x2="9.499cm" svg:y2="21.266cm">
            <text:p/>
          </draw:line>
          <draw:line draw:style-name="gr1" draw:text-style-name="P1" draw:layer="layout" svg:x1="9.499cm" svg:y1="21.266cm" svg:x2="9.499cm" svg:y2="20.433cm">
            <text:p/>
          </draw:line>
          <draw:line draw:style-name="gr1" draw:text-style-name="P1" draw:layer="layout" svg:x1="9.8cm" svg:y1="20.433cm" svg:x2="9.499cm" svg:y2="20.433cm">
            <text:p/>
          </draw:line>
          <draw:line draw:style-name="gr1" draw:text-style-name="P1" draw:layer="layout" svg:x1="9.8cm" svg:y1="20.433cm" svg:x2="9.8cm" svg:y2="19.599cm">
            <text:p/>
          </draw:line>
          <draw:line draw:style-name="gr1" draw:text-style-name="P1" draw:layer="layout" svg:x1="9.8cm" svg:y1="19.599cm" svg:x2="9.499cm" svg:y2="19.599cm">
            <text:p/>
          </draw:line>
          <draw:line draw:style-name="gr1" draw:text-style-name="P1" draw:layer="layout" svg:x1="9.499cm" svg:y1="19.599cm" svg:x2="9.499cm" svg:y2="18.766cm">
            <text:p/>
          </draw:line>
          <draw:line draw:style-name="gr1" draw:text-style-name="P1" draw:layer="layout" svg:x1="9.8cm" svg:y1="18.766cm" svg:x2="9.499cm" svg:y2="18.766cm">
            <text:p/>
          </draw:line>
          <draw:line draw:style-name="gr1" draw:text-style-name="P1" draw:layer="layout" svg:x1="9.8cm" svg:y1="18.766cm" svg:x2="9.8cm" svg:y2="17.933cm">
            <text:p/>
          </draw:line>
          <draw:line draw:style-name="gr1" draw:text-style-name="P1" draw:layer="layout" svg:x1="9.8cm" svg:y1="17.933cm" svg:x2="9.499cm" svg:y2="17.933cm">
            <text:p/>
          </draw:line>
          <draw:line draw:style-name="gr1" draw:text-style-name="P1" draw:layer="layout" svg:x1="9.499cm" svg:y1="17.933cm" svg:x2="9.499cm" svg:y2="17.1cm">
            <text:p/>
          </draw:line>
          <draw:line draw:style-name="gr1" draw:text-style-name="P1" draw:layer="layout" svg:x1="9.8cm" svg:y1="17.1cm" svg:x2="9.499cm" svg:y2="17.1cm">
            <text:p/>
          </draw:line>
          <draw:line draw:style-name="gr1" draw:text-style-name="P1" draw:layer="layout" svg:x1="9.8cm" svg:y1="17.1cm" svg:x2="9.8cm" svg:y2="16.266cm">
            <text:p/>
          </draw:line>
          <draw:line draw:style-name="gr1" draw:text-style-name="P1" draw:layer="layout" svg:x1="9.8cm" svg:y1="16.266cm" svg:x2="9.499cm" svg:y2="16.266cm">
            <text:p/>
          </draw:line>
          <draw:line draw:style-name="gr1" draw:text-style-name="P1" draw:layer="layout" svg:x1="9.499cm" svg:y1="16.266cm" svg:x2="9.499cm" svg:y2="15.433cm">
            <text:p/>
          </draw:line>
          <draw:line draw:style-name="gr1" draw:text-style-name="P1" draw:layer="layout" svg:x1="9.8cm" svg:y1="15.433cm" svg:x2="9.499cm" svg:y2="15.433cm">
            <text:p/>
          </draw:line>
          <draw:line draw:style-name="gr1" draw:text-style-name="P1" draw:layer="layout" svg:x1="9.8cm" svg:y1="15.433cm" svg:x2="9.8cm" svg:y2="14.9cm">
            <text:p/>
          </draw:line>
          <draw:line draw:style-name="gr1" draw:text-style-name="P1" draw:layer="layout" svg:x1="19.2cm" svg:y1="21.799cm" svg:x2="19.2cm" svg:y2="21.266cm">
            <text:p/>
          </draw:line>
          <draw:line draw:style-name="gr1" draw:text-style-name="P1" draw:layer="layout" svg:x1="19.499cm" svg:y1="21.266cm" svg:x2="19.2cm" svg:y2="21.266cm">
            <text:p/>
          </draw:line>
          <draw:line draw:style-name="gr1" draw:text-style-name="P1" draw:layer="layout" svg:x1="19.499cm" svg:y1="21.266cm" svg:x2="19.499cm" svg:y2="20.433cm">
            <text:p/>
          </draw:line>
          <draw:line draw:style-name="gr1" draw:text-style-name="P1" draw:layer="layout" svg:x1="19.499cm" svg:y1="20.433cm" svg:x2="19.2cm" svg:y2="20.433cm">
            <text:p/>
          </draw:line>
          <draw:line draw:style-name="gr1" draw:text-style-name="P1" draw:layer="layout" svg:x1="19.2cm" svg:y1="20.433cm" svg:x2="19.2cm" svg:y2="19.599cm">
            <text:p/>
          </draw:line>
          <draw:line draw:style-name="gr1" draw:text-style-name="P1" draw:layer="layout" svg:x1="19.499cm" svg:y1="19.599cm" svg:x2="19.2cm" svg:y2="19.599cm">
            <text:p/>
          </draw:line>
          <draw:line draw:style-name="gr1" draw:text-style-name="P1" draw:layer="layout" svg:x1="19.499cm" svg:y1="19.599cm" svg:x2="19.499cm" svg:y2="18.766cm">
            <text:p/>
          </draw:line>
          <draw:line draw:style-name="gr1" draw:text-style-name="P1" draw:layer="layout" svg:x1="19.499cm" svg:y1="18.766cm" svg:x2="19.2cm" svg:y2="18.766cm">
            <text:p/>
          </draw:line>
          <draw:line draw:style-name="gr1" draw:text-style-name="P1" draw:layer="layout" svg:x1="19.2cm" svg:y1="18.766cm" svg:x2="19.2cm" svg:y2="17.933cm">
            <text:p/>
          </draw:line>
          <draw:line draw:style-name="gr1" draw:text-style-name="P1" draw:layer="layout" svg:x1="19.499cm" svg:y1="17.933cm" svg:x2="19.2cm" svg:y2="17.933cm">
            <text:p/>
          </draw:line>
          <draw:line draw:style-name="gr1" draw:text-style-name="P1" draw:layer="layout" svg:x1="19.499cm" svg:y1="17.933cm" svg:x2="19.499cm" svg:y2="17.1cm">
            <text:p/>
          </draw:line>
          <draw:line draw:style-name="gr1" draw:text-style-name="P1" draw:layer="layout" svg:x1="19.499cm" svg:y1="17.1cm" svg:x2="19.2cm" svg:y2="17.1cm">
            <text:p/>
          </draw:line>
          <draw:line draw:style-name="gr1" draw:text-style-name="P1" draw:layer="layout" svg:x1="19.2cm" svg:y1="17.1cm" svg:x2="19.2cm" svg:y2="16.266cm">
            <text:p/>
          </draw:line>
          <draw:line draw:style-name="gr1" draw:text-style-name="P1" draw:layer="layout" svg:x1="19.499cm" svg:y1="16.266cm" svg:x2="19.2cm" svg:y2="16.266cm">
            <text:p/>
          </draw:line>
          <draw:line draw:style-name="gr1" draw:text-style-name="P1" draw:layer="layout" svg:x1="19.499cm" svg:y1="16.266cm" svg:x2="19.499cm" svg:y2="15.433cm">
            <text:p/>
          </draw:line>
          <draw:line draw:style-name="gr1" draw:text-style-name="P1" draw:layer="layout" svg:x1="19.499cm" svg:y1="15.433cm" svg:x2="19.2cm" svg:y2="15.433cm">
            <text:p/>
          </draw:line>
          <draw:line draw:style-name="gr1" draw:text-style-name="P1" draw:layer="layout" svg:x1="19.2cm" svg:y1="15.433cm" svg:x2="19.2cm" svg:y2="14.9cm">
            <text:p/>
          </draw:line>
        </draw:g>
        <draw:g>
          <draw:line draw:style-name="gr1" draw:text-style-name="P1" draw:layer="layout" svg:x1="9.363cm" svg:y1="14.369cm" svg:x2="9.363cm" svg:y2="13.536cm">
            <text:p/>
          </draw:line>
          <draw:line draw:style-name="gr1" draw:text-style-name="P1" draw:layer="layout" svg:x1="9.062cm" svg:y1="13.536cm" svg:x2="9.363cm" svg:y2="13.536cm">
            <text:p/>
          </draw:line>
          <draw:line draw:style-name="gr1" draw:text-style-name="P1" draw:layer="layout" svg:x1="9.062cm" svg:y1="13.536cm" svg:x2="9.062cm" svg:y2="12.703cm">
            <text:p/>
          </draw:line>
          <draw:line draw:style-name="gr1" draw:text-style-name="P1" draw:layer="layout" svg:x1="9.062cm" svg:y1="12.703cm" svg:x2="9.363cm" svg:y2="12.703cm">
            <text:p/>
          </draw:line>
          <draw:line draw:style-name="gr1" draw:text-style-name="P1" draw:layer="layout" svg:x1="9.363cm" svg:y1="12.703cm" svg:x2="9.363cm" svg:y2="11.87cm">
            <text:p/>
          </draw:line>
          <draw:line draw:style-name="gr1" draw:text-style-name="P1" draw:layer="layout" svg:x1="9.062cm" svg:y1="11.87cm" svg:x2="9.363cm" svg:y2="11.87cm">
            <text:p/>
          </draw:line>
          <draw:line draw:style-name="gr1" draw:text-style-name="P1" draw:layer="layout" svg:x1="9.062cm" svg:y1="11.87cm" svg:x2="9.062cm" svg:y2="11.036cm">
            <text:p/>
          </draw:line>
          <draw:line draw:style-name="gr1" draw:text-style-name="P1" draw:layer="layout" svg:x1="9.062cm" svg:y1="11.036cm" svg:x2="9.363cm" svg:y2="11.036cm">
            <text:p/>
          </draw:line>
          <draw:line draw:style-name="gr1" draw:text-style-name="P1" draw:layer="layout" svg:x1="9.363cm" svg:y1="11.036cm" svg:x2="9.363cm" svg:y2="10.203cm">
            <text:p/>
          </draw:line>
          <draw:line draw:style-name="gr1" draw:text-style-name="P1" draw:layer="layout" svg:x1="9.062cm" svg:y1="10.203cm" svg:x2="9.363cm" svg:y2="10.203cm">
            <text:p/>
          </draw:line>
          <draw:line draw:style-name="gr1" draw:text-style-name="P1" draw:layer="layout" svg:x1="9.062cm" svg:y1="10.203cm" svg:x2="9.062cm" svg:y2="9.37cm">
            <text:p/>
          </draw:line>
          <draw:line draw:style-name="gr1" draw:text-style-name="P1" draw:layer="layout" svg:x1="9.062cm" svg:y1="9.37cm" svg:x2="9.363cm" svg:y2="9.37cm">
            <text:p/>
          </draw:line>
          <draw:line draw:style-name="gr1" draw:text-style-name="P1" draw:layer="layout" svg:x1="9.363cm" svg:y1="9.37cm" svg:x2="9.363cm" svg:y2="8.536cm">
            <text:p/>
          </draw:line>
          <draw:line draw:style-name="gr1" draw:text-style-name="P1" draw:layer="layout" svg:x1="9.062cm" svg:y1="8.536cm" svg:x2="9.363cm" svg:y2="8.536cm">
            <text:p/>
          </draw:line>
          <draw:line draw:style-name="gr1" draw:text-style-name="P1" draw:layer="layout" svg:x1="9.062cm" svg:y1="8.536cm" svg:x2="9.062cm" svg:y2="7.703cm">
            <text:p/>
          </draw:line>
          <draw:line draw:style-name="gr1" draw:text-style-name="P1" draw:layer="layout" svg:x1="9.062cm" svg:y1="7.703cm" svg:x2="9.363cm" svg:y2="7.703cm">
            <text:p/>
          </draw:line>
          <draw:line draw:style-name="gr1" draw:text-style-name="P1" draw:layer="layout" svg:x1="9.363cm" svg:y1="7.703cm" svg:x2="9.363cm" svg:y2="7.169cm">
            <text:p/>
          </draw:line>
          <draw:line draw:style-name="gr1" draw:text-style-name="P1" draw:layer="layout" svg:x1="5.362cm" svg:y1="14.369cm" svg:x2="5.362cm" svg:y2="13.536cm">
            <text:p/>
          </draw:line>
          <draw:line draw:style-name="gr1" draw:text-style-name="P1" draw:layer="layout" svg:x1="5.362cm" svg:y1="13.536cm" svg:x2="5.663cm" svg:y2="13.536cm">
            <text:p/>
          </draw:line>
          <draw:line draw:style-name="gr1" draw:text-style-name="P1" draw:layer="layout" svg:x1="5.663cm" svg:y1="13.536cm" svg:x2="5.663cm" svg:y2="12.703cm">
            <text:p/>
          </draw:line>
          <draw:line draw:style-name="gr1" draw:text-style-name="P1" draw:layer="layout" svg:x1="5.362cm" svg:y1="12.703cm" svg:x2="5.663cm" svg:y2="12.703cm">
            <text:p/>
          </draw:line>
          <draw:line draw:style-name="gr1" draw:text-style-name="P1" draw:layer="layout" svg:x1="5.362cm" svg:y1="12.703cm" svg:x2="5.362cm" svg:y2="11.87cm">
            <text:p/>
          </draw:line>
          <draw:line draw:style-name="gr1" draw:text-style-name="P1" draw:layer="layout" svg:x1="5.362cm" svg:y1="11.87cm" svg:x2="5.663cm" svg:y2="11.87cm">
            <text:p/>
          </draw:line>
          <draw:line draw:style-name="gr1" draw:text-style-name="P1" draw:layer="layout" svg:x1="5.663cm" svg:y1="11.87cm" svg:x2="5.663cm" svg:y2="11.036cm">
            <text:p/>
          </draw:line>
          <draw:line draw:style-name="gr1" draw:text-style-name="P1" draw:layer="layout" svg:x1="5.362cm" svg:y1="11.036cm" svg:x2="5.663cm" svg:y2="11.036cm">
            <text:p/>
          </draw:line>
          <draw:line draw:style-name="gr1" draw:text-style-name="P1" draw:layer="layout" svg:x1="5.362cm" svg:y1="11.036cm" svg:x2="5.362cm" svg:y2="10.203cm">
            <text:p/>
          </draw:line>
          <draw:line draw:style-name="gr1" draw:text-style-name="P1" draw:layer="layout" svg:x1="5.362cm" svg:y1="10.203cm" svg:x2="5.663cm" svg:y2="10.203cm">
            <text:p/>
          </draw:line>
          <draw:line draw:style-name="gr1" draw:text-style-name="P1" draw:layer="layout" svg:x1="5.663cm" svg:y1="10.203cm" svg:x2="5.663cm" svg:y2="9.37cm">
            <text:p/>
          </draw:line>
          <draw:line draw:style-name="gr1" draw:text-style-name="P1" draw:layer="layout" svg:x1="5.362cm" svg:y1="9.37cm" svg:x2="5.663cm" svg:y2="9.37cm">
            <text:p/>
          </draw:line>
          <draw:line draw:style-name="gr1" draw:text-style-name="P1" draw:layer="layout" svg:x1="5.362cm" svg:y1="9.37cm" svg:x2="5.362cm" svg:y2="8.536cm">
            <text:p/>
          </draw:line>
          <draw:line draw:style-name="gr1" draw:text-style-name="P1" draw:layer="layout" svg:x1="5.362cm" svg:y1="8.536cm" svg:x2="5.663cm" svg:y2="8.536cm">
            <text:p/>
          </draw:line>
          <draw:line draw:style-name="gr1" draw:text-style-name="P1" draw:layer="layout" svg:x1="5.663cm" svg:y1="8.536cm" svg:x2="5.663cm" svg:y2="7.703cm">
            <text:p/>
          </draw:line>
          <draw:line draw:style-name="gr1" draw:text-style-name="P1" draw:layer="layout" svg:x1="5.362cm" svg:y1="7.703cm" svg:x2="5.663cm" svg:y2="7.703cm">
            <text:p/>
          </draw:line>
          <draw:line draw:style-name="gr1" draw:text-style-name="P1" draw:layer="layout" svg:x1="5.362cm" svg:y1="7.703cm" svg:x2="5.362cm" svg:y2="7.169cm">
            <text:p/>
          </draw:line>
          <draw:line draw:style-name="gr1" draw:text-style-name="P1" draw:layer="layout" svg:x1="9.363cm" svg:y1="14.369cm" svg:x2="8.563cm" svg:y2="14.369cm">
            <text:p/>
          </draw:line>
          <draw:line draw:style-name="gr1" draw:text-style-name="P1" draw:layer="layout" svg:x1="8.563cm" svg:y1="14.069cm" svg:x2="8.563cm" svg:y2="14.369cm">
            <text:p/>
          </draw:line>
          <draw:line draw:style-name="gr1" draw:text-style-name="P1" draw:layer="layout" svg:x1="8.563cm" svg:y1="14.069cm" svg:x2="7.762cm" svg:y2="14.069cm">
            <text:p/>
          </draw:line>
          <draw:line draw:style-name="gr1" draw:text-style-name="P1" draw:layer="layout" svg:x1="7.762cm" svg:y1="14.069cm" svg:x2="7.762cm" svg:y2="14.369cm">
            <text:p/>
          </draw:line>
          <draw:line draw:style-name="gr1" draw:text-style-name="P1" draw:layer="layout" svg:x1="7.762cm" svg:y1="14.369cm" svg:x2="6.963cm" svg:y2="14.369cm">
            <text:p/>
          </draw:line>
          <draw:line draw:style-name="gr1" draw:text-style-name="P1" draw:layer="layout" svg:x1="6.963cm" svg:y1="14.069cm" svg:x2="6.963cm" svg:y2="14.369cm">
            <text:p/>
          </draw:line>
          <draw:line draw:style-name="gr1" draw:text-style-name="P1" draw:layer="layout" svg:x1="6.963cm" svg:y1="14.069cm" svg:x2="6.163cm" svg:y2="14.069cm">
            <text:p/>
          </draw:line>
          <draw:line draw:style-name="gr1" draw:text-style-name="P1" draw:layer="layout" svg:x1="6.163cm" svg:y1="14.069cm" svg:x2="6.163cm" svg:y2="14.369cm">
            <text:p/>
          </draw:line>
          <draw:line draw:style-name="gr1" draw:text-style-name="P1" draw:layer="layout" svg:x1="6.163cm" svg:y1="14.369cm" svg:x2="5.362cm" svg:y2="14.369cm">
            <text:p/>
          </draw:line>
          <draw:line draw:style-name="gr1" draw:text-style-name="P1" draw:layer="layout" svg:x1="9.363cm" svg:y1="7.169cm" svg:x2="8.563cm" svg:y2="7.169cm">
            <text:p/>
          </draw:line>
          <draw:line draw:style-name="gr1" draw:text-style-name="P1" draw:layer="layout" svg:x1="8.563cm" svg:y1="6.869cm" svg:x2="8.563cm" svg:y2="7.169cm">
            <text:p/>
          </draw:line>
          <draw:line draw:style-name="gr1" draw:text-style-name="P1" draw:layer="layout" svg:x1="8.563cm" svg:y1="6.869cm" svg:x2="7.762cm" svg:y2="6.869cm">
            <text:p/>
          </draw:line>
          <draw:line draw:style-name="gr1" draw:text-style-name="P1" draw:layer="layout" svg:x1="7.762cm" svg:y1="6.869cm" svg:x2="7.762cm" svg:y2="7.169cm">
            <text:p/>
          </draw:line>
          <draw:line draw:style-name="gr1" draw:text-style-name="P1" draw:layer="layout" svg:x1="7.762cm" svg:y1="7.169cm" svg:x2="6.963cm" svg:y2="7.169cm">
            <text:p/>
          </draw:line>
          <draw:line draw:style-name="gr1" draw:text-style-name="P1" draw:layer="layout" svg:x1="6.963cm" svg:y1="6.869cm" svg:x2="6.963cm" svg:y2="7.169cm">
            <text:p/>
          </draw:line>
          <draw:line draw:style-name="gr1" draw:text-style-name="P1" draw:layer="layout" svg:x1="6.963cm" svg:y1="6.869cm" svg:x2="6.163cm" svg:y2="6.869cm">
            <text:p/>
          </draw:line>
          <draw:line draw:style-name="gr1" draw:text-style-name="P1" draw:layer="layout" svg:x1="6.163cm" svg:y1="6.869cm" svg:x2="6.163cm" svg:y2="7.169cm">
            <text:p/>
          </draw:line>
          <draw:line draw:style-name="gr1" draw:text-style-name="P1" draw:layer="layout" svg:x1="6.163cm" svg:y1="7.169cm" svg:x2="5.362cm" svg:y2="7.169cm">
            <text:p/>
          </draw:line>
        </draw:g>
        <draw:g>
          <draw:frame draw:style-name="gr2" draw:text-style-name="P3" draw:layer="layout" svg:width="4.138cm" svg:height="0.475cm" svg:x="0.6cm" svg:y="-2.7cm">
            <draw:text-box>
              <text:p text:style-name="P2"><text:span text:style-name="T1">Cut Width: 0.0000mm</text:span></text:p>
            </draw:text-box>
          </draw:frame>
          <draw:frame draw:style-name="gr3" draw:text-style-name="P4" draw:layer="layout" svg:width="5.793cm" svg:height="0.475cm" svg:x="0.6cm" svg:y="-2.174cm">
            <draw:text-box>
              <text:p text:style-name="P2"><text:span text:style-name="T1">Material Thickness: 3.0000mm</text:span></text:p>
            </draw:text-box>
          </draw:frame>
          <draw:frame draw:style-name="gr4" draw:text-style-name="P3" draw:layer="layout" svg:width="8.617cm" svg:height="0.475cm" svg:x="0.6cm" svg:y="-1.7cm">
            <draw:text-box>
              <text:p text:style-name="P2"><text:span text:style-name="T1">W x D x H: 100.00mm x 75.00mm x 40.00mm</text:span></text:p>
            </draw:text-box>
          </draw:frame>
          <draw:frame draw:style-name="gr5" draw:text-style-name="P3" draw:layer="layout" svg:width="11.301cm" svg:height="0.475cm" svg:x="0.6cm" svg:y="-1.2cm">
            <draw:text-box>
              <text:p text:style-name="P2"><text:span text:style-name="T1">Produced by box designer v2.1.0 on 12/21/2016 at 11:17:15</text:span></text:p>
            </draw:text-box>
          </draw:frame>
          <draw:frame draw:style-name="gr6" draw:text-style-name="P3" draw:layer="layout" svg:width="6.847cm" svg:height="0.475cm" svg:x="0.6cm" svg:y="-0.7cm">
            <draw:text-box>
              <text:p text:style-name="P2"><text:span text:style-name="T1">http://boxdesigner.connectionlab.org</text:span></text:p>
            </draw:text-box>
          </draw:frame>
        </draw:g>
        <draw:g>
          <draw:line draw:style-name="gr1" draw:text-style-name="P1" draw:layer="layout" svg:x1="9.52cm" svg:y1="26.18cm" svg:x2="10.29cm" svg:y2="26.18cm">
            <text:p/>
          </draw:line>
          <draw:line draw:style-name="gr1" draw:text-style-name="P1" draw:layer="layout" svg:x1="10.29cm" svg:y1="25.88cm" svg:x2="10.29cm" svg:y2="26.18cm">
            <text:p/>
          </draw:line>
          <draw:line draw:style-name="gr1" draw:text-style-name="P1" draw:layer="layout" svg:x1="10.29cm" svg:y1="25.88cm" svg:x2="11.059cm" svg:y2="25.88cm">
            <text:p/>
          </draw:line>
          <draw:line draw:style-name="gr1" draw:text-style-name="P1" draw:layer="layout" svg:x1="11.059cm" svg:y1="25.88cm" svg:x2="11.059cm" svg:y2="26.18cm">
            <text:p/>
          </draw:line>
          <draw:line draw:style-name="gr1" draw:text-style-name="P1" draw:layer="layout" svg:x1="11.059cm" svg:y1="26.18cm" svg:x2="11.828cm" svg:y2="26.18cm">
            <text:p/>
          </draw:line>
          <draw:line draw:style-name="gr1" draw:text-style-name="P1" draw:layer="layout" svg:x1="11.828cm" svg:y1="25.88cm" svg:x2="11.828cm" svg:y2="26.18cm">
            <text:p/>
          </draw:line>
          <draw:line draw:style-name="gr1" draw:text-style-name="P1" draw:layer="layout" svg:x1="11.828cm" svg:y1="25.88cm" svg:x2="12.597cm" svg:y2="25.88cm">
            <text:p/>
          </draw:line>
          <draw:line draw:style-name="gr1" draw:text-style-name="P1" draw:layer="layout" svg:x1="12.597cm" svg:y1="25.88cm" svg:x2="12.597cm" svg:y2="26.18cm">
            <text:p/>
          </draw:line>
          <draw:line draw:style-name="gr1" draw:text-style-name="P1" draw:layer="layout" svg:x1="12.597cm" svg:y1="26.18cm" svg:x2="13.367cm" svg:y2="26.18cm">
            <text:p/>
          </draw:line>
          <draw:line draw:style-name="gr1" draw:text-style-name="P1" draw:layer="layout" svg:x1="13.367cm" svg:y1="25.88cm" svg:x2="13.367cm" svg:y2="26.18cm">
            <text:p/>
          </draw:line>
          <draw:line draw:style-name="gr1" draw:text-style-name="P1" draw:layer="layout" svg:x1="13.367cm" svg:y1="25.88cm" svg:x2="14.136cm" svg:y2="25.88cm">
            <text:p/>
          </draw:line>
          <draw:line draw:style-name="gr1" draw:text-style-name="P1" draw:layer="layout" svg:x1="14.136cm" svg:y1="25.88cm" svg:x2="14.136cm" svg:y2="26.18cm">
            <text:p/>
          </draw:line>
          <draw:line draw:style-name="gr1" draw:text-style-name="P1" draw:layer="layout" svg:x1="14.136cm" svg:y1="26.18cm" svg:x2="14.905cm" svg:y2="26.18cm">
            <text:p/>
          </draw:line>
          <draw:line draw:style-name="gr1" draw:text-style-name="P1" draw:layer="layout" svg:x1="14.905cm" svg:y1="25.88cm" svg:x2="14.905cm" svg:y2="26.18cm">
            <text:p/>
          </draw:line>
          <draw:line draw:style-name="gr1" draw:text-style-name="P1" draw:layer="layout" svg:x1="14.905cm" svg:y1="25.88cm" svg:x2="15.674cm" svg:y2="25.88cm">
            <text:p/>
          </draw:line>
          <draw:line draw:style-name="gr1" draw:text-style-name="P1" draw:layer="layout" svg:x1="15.674cm" svg:y1="25.88cm" svg:x2="15.674cm" svg:y2="26.18cm">
            <text:p/>
          </draw:line>
          <draw:line draw:style-name="gr1" draw:text-style-name="P1" draw:layer="layout" svg:x1="15.674cm" svg:y1="26.18cm" svg:x2="16.444cm" svg:y2="26.18cm">
            <text:p/>
          </draw:line>
          <draw:line draw:style-name="gr1" draw:text-style-name="P1" draw:layer="layout" svg:x1="16.444cm" svg:y1="25.88cm" svg:x2="16.444cm" svg:y2="26.18cm">
            <text:p/>
          </draw:line>
          <draw:line draw:style-name="gr1" draw:text-style-name="P1" draw:layer="layout" svg:x1="16.444cm" svg:y1="25.88cm" svg:x2="17.213cm" svg:y2="25.88cm">
            <text:p/>
          </draw:line>
          <draw:line draw:style-name="gr1" draw:text-style-name="P1" draw:layer="layout" svg:x1="17.213cm" svg:y1="25.88cm" svg:x2="17.213cm" svg:y2="26.18cm">
            <text:p/>
          </draw:line>
          <draw:line draw:style-name="gr1" draw:text-style-name="P1" draw:layer="layout" svg:x1="17.213cm" svg:y1="26.18cm" svg:x2="17.982cm" svg:y2="26.18cm">
            <text:p/>
          </draw:line>
          <draw:line draw:style-name="gr1" draw:text-style-name="P1" draw:layer="layout" svg:x1="17.982cm" svg:y1="25.88cm" svg:x2="17.982cm" svg:y2="26.18cm">
            <text:p/>
          </draw:line>
          <draw:line draw:style-name="gr1" draw:text-style-name="P1" draw:layer="layout" svg:x1="17.982cm" svg:y1="25.88cm" svg:x2="18.751cm" svg:y2="25.88cm">
            <text:p/>
          </draw:line>
          <draw:line draw:style-name="gr1" draw:text-style-name="P1" draw:layer="layout" svg:x1="18.751cm" svg:y1="25.88cm" svg:x2="18.751cm" svg:y2="26.18cm">
            <text:p/>
          </draw:line>
          <draw:line draw:style-name="gr1" draw:text-style-name="P1" draw:layer="layout" svg:x1="18.751cm" svg:y1="26.18cm" svg:x2="19.221cm" svg:y2="26.18cm">
            <text:p/>
          </draw:line>
          <draw:line draw:style-name="gr1" draw:text-style-name="P1" draw:layer="layout" svg:x1="9.52cm" svg:y1="22.179cm" svg:x2="10.29cm" svg:y2="22.179cm">
            <text:p/>
          </draw:line>
          <draw:line draw:style-name="gr1" draw:text-style-name="P1" draw:layer="layout" svg:x1="10.29cm" svg:y1="22.179cm" svg:x2="10.29cm" svg:y2="22.48cm">
            <text:p/>
          </draw:line>
          <draw:line draw:style-name="gr1" draw:text-style-name="P1" draw:layer="layout" svg:x1="10.29cm" svg:y1="22.48cm" svg:x2="11.059cm" svg:y2="22.48cm">
            <text:p/>
          </draw:line>
          <draw:line draw:style-name="gr1" draw:text-style-name="P1" draw:layer="layout" svg:x1="11.059cm" svg:y1="22.179cm" svg:x2="11.059cm" svg:y2="22.48cm">
            <text:p/>
          </draw:line>
          <draw:line draw:style-name="gr1" draw:text-style-name="P1" draw:layer="layout" svg:x1="11.059cm" svg:y1="22.179cm" svg:x2="11.828cm" svg:y2="22.179cm">
            <text:p/>
          </draw:line>
          <draw:line draw:style-name="gr1" draw:text-style-name="P1" draw:layer="layout" svg:x1="11.828cm" svg:y1="22.179cm" svg:x2="11.828cm" svg:y2="22.48cm">
            <text:p/>
          </draw:line>
          <draw:line draw:style-name="gr1" draw:text-style-name="P1" draw:layer="layout" svg:x1="11.828cm" svg:y1="22.48cm" svg:x2="12.597cm" svg:y2="22.48cm">
            <text:p/>
          </draw:line>
          <draw:line draw:style-name="gr1" draw:text-style-name="P1" draw:layer="layout" svg:x1="12.597cm" svg:y1="22.179cm" svg:x2="12.597cm" svg:y2="22.48cm">
            <text:p/>
          </draw:line>
          <draw:line draw:style-name="gr1" draw:text-style-name="P1" draw:layer="layout" svg:x1="12.597cm" svg:y1="22.179cm" svg:x2="13.367cm" svg:y2="22.179cm">
            <text:p/>
          </draw:line>
          <draw:line draw:style-name="gr1" draw:text-style-name="P1" draw:layer="layout" svg:x1="13.367cm" svg:y1="22.179cm" svg:x2="13.367cm" svg:y2="22.48cm">
            <text:p/>
          </draw:line>
          <draw:line draw:style-name="gr1" draw:text-style-name="P1" draw:layer="layout" svg:x1="13.367cm" svg:y1="22.48cm" svg:x2="14.136cm" svg:y2="22.48cm">
            <text:p/>
          </draw:line>
          <draw:line draw:style-name="gr1" draw:text-style-name="P1" draw:layer="layout" svg:x1="14.136cm" svg:y1="22.179cm" svg:x2="14.136cm" svg:y2="22.48cm">
            <text:p/>
          </draw:line>
          <draw:line draw:style-name="gr1" draw:text-style-name="P1" draw:layer="layout" svg:x1="14.136cm" svg:y1="22.179cm" svg:x2="14.905cm" svg:y2="22.179cm">
            <text:p/>
          </draw:line>
          <draw:line draw:style-name="gr1" draw:text-style-name="P1" draw:layer="layout" svg:x1="14.905cm" svg:y1="22.179cm" svg:x2="14.905cm" svg:y2="22.48cm">
            <text:p/>
          </draw:line>
          <draw:line draw:style-name="gr1" draw:text-style-name="P1" draw:layer="layout" svg:x1="14.905cm" svg:y1="22.48cm" svg:x2="15.674cm" svg:y2="22.48cm">
            <text:p/>
          </draw:line>
          <draw:line draw:style-name="gr1" draw:text-style-name="P1" draw:layer="layout" svg:x1="15.674cm" svg:y1="22.179cm" svg:x2="15.674cm" svg:y2="22.48cm">
            <text:p/>
          </draw:line>
          <draw:line draw:style-name="gr1" draw:text-style-name="P1" draw:layer="layout" svg:x1="15.674cm" svg:y1="22.179cm" svg:x2="16.444cm" svg:y2="22.179cm">
            <text:p/>
          </draw:line>
          <draw:line draw:style-name="gr1" draw:text-style-name="P1" draw:layer="layout" svg:x1="16.444cm" svg:y1="22.179cm" svg:x2="16.444cm" svg:y2="22.48cm">
            <text:p/>
          </draw:line>
          <draw:line draw:style-name="gr1" draw:text-style-name="P1" draw:layer="layout" svg:x1="16.444cm" svg:y1="22.48cm" svg:x2="17.213cm" svg:y2="22.48cm">
            <text:p/>
          </draw:line>
          <draw:line draw:style-name="gr1" draw:text-style-name="P1" draw:layer="layout" svg:x1="17.213cm" svg:y1="22.179cm" svg:x2="17.213cm" svg:y2="22.48cm">
            <text:p/>
          </draw:line>
          <draw:line draw:style-name="gr1" draw:text-style-name="P1" draw:layer="layout" svg:x1="17.213cm" svg:y1="22.179cm" svg:x2="17.982cm" svg:y2="22.179cm">
            <text:p/>
          </draw:line>
          <draw:line draw:style-name="gr1" draw:text-style-name="P1" draw:layer="layout" svg:x1="17.982cm" svg:y1="22.179cm" svg:x2="17.982cm" svg:y2="22.48cm">
            <text:p/>
          </draw:line>
          <draw:line draw:style-name="gr1" draw:text-style-name="P1" draw:layer="layout" svg:x1="17.982cm" svg:y1="22.48cm" svg:x2="18.751cm" svg:y2="22.48cm">
            <text:p/>
          </draw:line>
          <draw:line draw:style-name="gr1" draw:text-style-name="P1" draw:layer="layout" svg:x1="18.751cm" svg:y1="22.179cm" svg:x2="18.751cm" svg:y2="22.48cm">
            <text:p/>
          </draw:line>
          <draw:line draw:style-name="gr1" draw:text-style-name="P1" draw:layer="layout" svg:x1="18.751cm" svg:y1="22.179cm" svg:x2="19.221cm" svg:y2="22.179cm">
            <text:p/>
          </draw:line>
          <draw:line draw:style-name="gr1" draw:text-style-name="P1" draw:layer="layout" svg:x1="9.52cm" svg:y1="26.18cm" svg:x2="9.52cm" svg:y2="25.38cm">
            <text:p/>
          </draw:line>
          <draw:line draw:style-name="gr1" draw:text-style-name="P1" draw:layer="layout" svg:x1="9.821cm" svg:y1="25.38cm" svg:x2="9.52cm" svg:y2="25.38cm">
            <text:p/>
          </draw:line>
          <draw:line draw:style-name="gr1" draw:text-style-name="P1" draw:layer="layout" svg:x1="9.821cm" svg:y1="25.38cm" svg:x2="9.821cm" svg:y2="24.58cm">
            <text:p/>
          </draw:line>
          <draw:line draw:style-name="gr1" draw:text-style-name="P1" draw:layer="layout" svg:x1="9.821cm" svg:y1="24.58cm" svg:x2="9.52cm" svg:y2="24.58cm">
            <text:p/>
          </draw:line>
          <draw:line draw:style-name="gr1" draw:text-style-name="P1" draw:layer="layout" svg:x1="9.52cm" svg:y1="24.58cm" svg:x2="9.52cm" svg:y2="23.78cm">
            <text:p/>
          </draw:line>
          <draw:line draw:style-name="gr1" draw:text-style-name="P1" draw:layer="layout" svg:x1="9.821cm" svg:y1="23.78cm" svg:x2="9.52cm" svg:y2="23.78cm">
            <text:p/>
          </draw:line>
          <draw:line draw:style-name="gr1" draw:text-style-name="P1" draw:layer="layout" svg:x1="9.821cm" svg:y1="23.78cm" svg:x2="9.821cm" svg:y2="22.98cm">
            <text:p/>
          </draw:line>
          <draw:line draw:style-name="gr1" draw:text-style-name="P1" draw:layer="layout" svg:x1="9.821cm" svg:y1="22.98cm" svg:x2="9.52cm" svg:y2="22.98cm">
            <text:p/>
          </draw:line>
          <draw:line draw:style-name="gr1" draw:text-style-name="P1" draw:layer="layout" svg:x1="9.52cm" svg:y1="22.98cm" svg:x2="9.52cm" svg:y2="22.179cm">
            <text:p/>
          </draw:line>
          <draw:line draw:style-name="gr1" draw:text-style-name="P1" draw:layer="layout" svg:x1="19.221cm" svg:y1="26.18cm" svg:x2="19.221cm" svg:y2="25.38cm">
            <text:p/>
          </draw:line>
          <draw:line draw:style-name="gr1" draw:text-style-name="P1" draw:layer="layout" svg:x1="19.52cm" svg:y1="25.38cm" svg:x2="19.221cm" svg:y2="25.38cm">
            <text:p/>
          </draw:line>
          <draw:line draw:style-name="gr1" draw:text-style-name="P1" draw:layer="layout" svg:x1="19.52cm" svg:y1="25.38cm" svg:x2="19.52cm" svg:y2="24.58cm">
            <text:p/>
          </draw:line>
          <draw:line draw:style-name="gr1" draw:text-style-name="P1" draw:layer="layout" svg:x1="19.52cm" svg:y1="24.58cm" svg:x2="19.221cm" svg:y2="24.58cm">
            <text:p/>
          </draw:line>
          <draw:line draw:style-name="gr1" draw:text-style-name="P1" draw:layer="layout" svg:x1="19.221cm" svg:y1="24.58cm" svg:x2="19.221cm" svg:y2="23.78cm">
            <text:p/>
          </draw:line>
          <draw:line draw:style-name="gr1" draw:text-style-name="P1" draw:layer="layout" svg:x1="19.52cm" svg:y1="23.78cm" svg:x2="19.221cm" svg:y2="23.78cm">
            <text:p/>
          </draw:line>
          <draw:line draw:style-name="gr1" draw:text-style-name="P1" draw:layer="layout" svg:x1="19.52cm" svg:y1="23.78cm" svg:x2="19.52cm" svg:y2="22.98cm">
            <text:p/>
          </draw:line>
          <draw:line draw:style-name="gr1" draw:text-style-name="P1" draw:layer="layout" svg:x1="19.52cm" svg:y1="22.98cm" svg:x2="19.221cm" svg:y2="22.98cm">
            <text:p/>
          </draw:line>
          <draw:line draw:style-name="gr1" draw:text-style-name="P1" draw:layer="layout" svg:x1="19.221cm" svg:y1="22.98cm" svg:x2="19.221cm" svg:y2="22.179cm">
            <text:p/>
          </draw:line>
        </draw:g>
        <draw:path draw:style-name="gr7" draw:text-style-name="P1" draw:layer="layout" svg:width="0.972cm" svg:height="0.819cm" svg:x="16.322cm" svg:y="22.975cm" svg:viewBox="0 0 973 820" svg:d="M222 0c-69 45-117 97-157 169-44 78-65 155-65 245v4c1 90 21 166 65 244 37 66 80 114 141 158h560c62-44 105-92 142-157 44-79 64-156 65-246 0-92-21-170-65-248-40-72-89-124-158-169z">
          <text:p/>
        </draw:path>
        <draw:path draw:style-name="gr7" draw:text-style-name="P1" draw:layer="layout" svg:width="0.968cm" svg:height="0.819cm" svg:x="11.824cm" svg:y="22.975cm" svg:viewBox="0 0 969 820" svg:d="M220 0c-67 45-115 97-155 168-44 78-65 156-65 246v3c1 91 21 167 65 245 37 66 80 114 140 158h559c60-44 103-92 140-157 44-79 64-156 65-246 0-92-21-170-65-249-40-71-89-123-157-168z">
          <text:p/>
        </draw:path>
        <draw:path draw:style-name="gr7" draw:text-style-name="P1" draw:layer="layout" svg:width="0.972cm" svg:height="0.819cm" svg:x="14.023cm" svg:y="22.975cm" svg:viewBox="0 0 973 820" svg:d="M222 0c-69 45-117 97-157 169-44 78-65 155-65 245v4c1 90 21 166 65 244 37 66 80 114 141 158h560c62-44 105-92 142-157 44-79 64-156 65-246 0-92-21-170-65-248-40-72-89-124-158-169z">
          <text:p/>
        </draw:path>
        <draw:frame draw:style-name="gr8" draw:text-style-name="P5" draw:layer="layout" svg:width="0.315cm" svg:height="0.628cm" svg:x="12.151cm" svg:y="23.982cm">
          <draw:text-box>
            <text:p><text:span text:style-name="T2">1</text:span></text:p>
          </draw:text-box>
        </draw:frame>
        <draw:frame draw:style-name="gr8" draw:text-style-name="P5" draw:layer="layout" svg:width="0.315cm" svg:height="0.628cm" svg:x="14.352cm" svg:y="23.982cm">
          <draw:text-box>
            <text:p><text:span text:style-name="T2">2</text:span></text:p>
          </draw:text-box>
        </draw:frame>
        <draw:frame draw:style-name="gr8" draw:text-style-name="P5" draw:layer="layout" svg:width="0.315cm" svg:height="0.628cm" svg:x="16.651cm" svg:y="23.982cm">
          <draw:text-box>
            <text:p><text:span text:style-name="T2">3</text:span></text:p>
          </draw:text-box>
        </draw:frame>
        <draw:frame draw:style-name="gr9" draw:text-style-name="P6" draw:layer="layout" svg:width="0.637cm" svg:height="0.712cm" svg:x="10.281cm" svg:y="23.914cm">
          <draw:text-box>
            <text:p><text:span text:style-name="T3">IN</text:span></text:p>
          </draw:text-box>
        </draw:frame>
        <draw:custom-shape draw:style-name="gr10" draw:text-style-name="P7" draw:layer="layout" svg:width="0.48cm" svg:height="0.75cm" svg:x="12.068cm" svg:y="24.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8cm" svg:height="0.75cm" svg:x="16.568cm" svg:y="24.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8cm" svg:height="0.75cm" svg:x="14.269cm" svg:y="24.78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9.499cm" svg:y1="14.5cm" svg:x2="10.269cm" svg:y2="14.5cm">
            <text:p/>
          </draw:line>
          <draw:line draw:style-name="gr1" draw:text-style-name="P1" draw:layer="layout" svg:x1="10.269cm" svg:y1="14.199cm" svg:x2="10.269cm" svg:y2="14.5cm">
            <text:p/>
          </draw:line>
          <draw:line draw:style-name="gr1" draw:text-style-name="P1" draw:layer="layout" svg:x1="10.269cm" svg:y1="14.199cm" svg:x2="11.038cm" svg:y2="14.199cm">
            <text:p/>
          </draw:line>
          <draw:line draw:style-name="gr1" draw:text-style-name="P1" draw:layer="layout" svg:x1="11.038cm" svg:y1="14.199cm" svg:x2="11.038cm" svg:y2="14.5cm">
            <text:p/>
          </draw:line>
          <draw:line draw:style-name="gr1" draw:text-style-name="P1" draw:layer="layout" svg:x1="11.038cm" svg:y1="14.5cm" svg:x2="11.807cm" svg:y2="14.5cm">
            <text:p/>
          </draw:line>
          <draw:line draw:style-name="gr1" draw:text-style-name="P1" draw:layer="layout" svg:x1="11.807cm" svg:y1="14.199cm" svg:x2="11.807cm" svg:y2="14.5cm">
            <text:p/>
          </draw:line>
          <draw:line draw:style-name="gr1" draw:text-style-name="P1" draw:layer="layout" svg:x1="11.807cm" svg:y1="14.199cm" svg:x2="12.576cm" svg:y2="14.199cm">
            <text:p/>
          </draw:line>
          <draw:line draw:style-name="gr1" draw:text-style-name="P1" draw:layer="layout" svg:x1="12.576cm" svg:y1="14.199cm" svg:x2="12.576cm" svg:y2="14.5cm">
            <text:p/>
          </draw:line>
          <draw:line draw:style-name="gr1" draw:text-style-name="P1" draw:layer="layout" svg:x1="12.576cm" svg:y1="14.5cm" svg:x2="13.346cm" svg:y2="14.5cm">
            <text:p/>
          </draw:line>
          <draw:line draw:style-name="gr1" draw:text-style-name="P1" draw:layer="layout" svg:x1="13.346cm" svg:y1="14.199cm" svg:x2="13.346cm" svg:y2="14.5cm">
            <text:p/>
          </draw:line>
          <draw:line draw:style-name="gr1" draw:text-style-name="P1" draw:layer="layout" svg:x1="13.346cm" svg:y1="14.199cm" svg:x2="14.115cm" svg:y2="14.199cm">
            <text:p/>
          </draw:line>
          <draw:line draw:style-name="gr1" draw:text-style-name="P1" draw:layer="layout" svg:x1="14.115cm" svg:y1="14.199cm" svg:x2="14.115cm" svg:y2="14.5cm">
            <text:p/>
          </draw:line>
          <draw:line draw:style-name="gr1" draw:text-style-name="P1" draw:layer="layout" svg:x1="14.115cm" svg:y1="14.5cm" svg:x2="14.884cm" svg:y2="14.5cm">
            <text:p/>
          </draw:line>
          <draw:line draw:style-name="gr1" draw:text-style-name="P1" draw:layer="layout" svg:x1="14.884cm" svg:y1="14.199cm" svg:x2="14.884cm" svg:y2="14.5cm">
            <text:p/>
          </draw:line>
          <draw:line draw:style-name="gr1" draw:text-style-name="P1" draw:layer="layout" svg:x1="14.884cm" svg:y1="14.199cm" svg:x2="15.653cm" svg:y2="14.199cm">
            <text:p/>
          </draw:line>
          <draw:line draw:style-name="gr1" draw:text-style-name="P1" draw:layer="layout" svg:x1="15.653cm" svg:y1="14.199cm" svg:x2="15.653cm" svg:y2="14.5cm">
            <text:p/>
          </draw:line>
          <draw:line draw:style-name="gr1" draw:text-style-name="P1" draw:layer="layout" svg:x1="15.653cm" svg:y1="14.5cm" svg:x2="16.423cm" svg:y2="14.5cm">
            <text:p/>
          </draw:line>
          <draw:line draw:style-name="gr1" draw:text-style-name="P1" draw:layer="layout" svg:x1="16.423cm" svg:y1="14.199cm" svg:x2="16.423cm" svg:y2="14.5cm">
            <text:p/>
          </draw:line>
          <draw:line draw:style-name="gr1" draw:text-style-name="P1" draw:layer="layout" svg:x1="16.423cm" svg:y1="14.199cm" svg:x2="17.192cm" svg:y2="14.199cm">
            <text:p/>
          </draw:line>
          <draw:line draw:style-name="gr1" draw:text-style-name="P1" draw:layer="layout" svg:x1="17.192cm" svg:y1="14.199cm" svg:x2="17.192cm" svg:y2="14.5cm">
            <text:p/>
          </draw:line>
          <draw:line draw:style-name="gr1" draw:text-style-name="P1" draw:layer="layout" svg:x1="17.192cm" svg:y1="14.5cm" svg:x2="17.961cm" svg:y2="14.5cm">
            <text:p/>
          </draw:line>
          <draw:line draw:style-name="gr1" draw:text-style-name="P1" draw:layer="layout" svg:x1="17.961cm" svg:y1="14.199cm" svg:x2="17.961cm" svg:y2="14.5cm">
            <text:p/>
          </draw:line>
          <draw:line draw:style-name="gr1" draw:text-style-name="P1" draw:layer="layout" svg:x1="17.961cm" svg:y1="14.199cm" svg:x2="18.73cm" svg:y2="14.199cm">
            <text:p/>
          </draw:line>
          <draw:line draw:style-name="gr1" draw:text-style-name="P1" draw:layer="layout" svg:x1="18.73cm" svg:y1="14.199cm" svg:x2="18.73cm" svg:y2="14.5cm">
            <text:p/>
          </draw:line>
          <draw:line draw:style-name="gr1" draw:text-style-name="P1" draw:layer="layout" svg:x1="18.73cm" svg:y1="14.5cm" svg:x2="19.2cm" svg:y2="14.5cm">
            <text:p/>
          </draw:line>
          <draw:line draw:style-name="gr1" draw:text-style-name="P1" draw:layer="layout" svg:x1="9.499cm" svg:y1="10.5cm" svg:x2="10.269cm" svg:y2="10.5cm">
            <text:p/>
          </draw:line>
          <draw:line draw:style-name="gr1" draw:text-style-name="P1" draw:layer="layout" svg:x1="10.269cm" svg:y1="10.5cm" svg:x2="10.269cm" svg:y2="10.8cm">
            <text:p/>
          </draw:line>
          <draw:line draw:style-name="gr1" draw:text-style-name="P1" draw:layer="layout" svg:x1="10.269cm" svg:y1="10.8cm" svg:x2="11.038cm" svg:y2="10.8cm">
            <text:p/>
          </draw:line>
          <draw:line draw:style-name="gr1" draw:text-style-name="P1" draw:layer="layout" svg:x1="11.038cm" svg:y1="10.5cm" svg:x2="11.038cm" svg:y2="10.8cm">
            <text:p/>
          </draw:line>
          <draw:line draw:style-name="gr1" draw:text-style-name="P1" draw:layer="layout" svg:x1="11.038cm" svg:y1="10.5cm" svg:x2="11.807cm" svg:y2="10.5cm">
            <text:p/>
          </draw:line>
          <draw:line draw:style-name="gr1" draw:text-style-name="P1" draw:layer="layout" svg:x1="11.807cm" svg:y1="10.5cm" svg:x2="11.807cm" svg:y2="10.8cm">
            <text:p/>
          </draw:line>
          <draw:line draw:style-name="gr1" draw:text-style-name="P1" draw:layer="layout" svg:x1="11.807cm" svg:y1="10.8cm" svg:x2="12.576cm" svg:y2="10.8cm">
            <text:p/>
          </draw:line>
          <draw:line draw:style-name="gr1" draw:text-style-name="P1" draw:layer="layout" svg:x1="12.576cm" svg:y1="10.5cm" svg:x2="12.576cm" svg:y2="10.8cm">
            <text:p/>
          </draw:line>
          <draw:line draw:style-name="gr1" draw:text-style-name="P1" draw:layer="layout" svg:x1="12.576cm" svg:y1="10.5cm" svg:x2="13.346cm" svg:y2="10.5cm">
            <text:p/>
          </draw:line>
          <draw:line draw:style-name="gr1" draw:text-style-name="P1" draw:layer="layout" svg:x1="13.346cm" svg:y1="10.5cm" svg:x2="13.346cm" svg:y2="10.8cm">
            <text:p/>
          </draw:line>
          <draw:line draw:style-name="gr1" draw:text-style-name="P1" draw:layer="layout" svg:x1="13.346cm" svg:y1="10.8cm" svg:x2="14.115cm" svg:y2="10.8cm">
            <text:p/>
          </draw:line>
          <draw:line draw:style-name="gr1" draw:text-style-name="P1" draw:layer="layout" svg:x1="14.115cm" svg:y1="10.5cm" svg:x2="14.115cm" svg:y2="10.8cm">
            <text:p/>
          </draw:line>
          <draw:line draw:style-name="gr1" draw:text-style-name="P1" draw:layer="layout" svg:x1="14.115cm" svg:y1="10.5cm" svg:x2="14.884cm" svg:y2="10.5cm">
            <text:p/>
          </draw:line>
          <draw:line draw:style-name="gr1" draw:text-style-name="P1" draw:layer="layout" svg:x1="14.884cm" svg:y1="10.5cm" svg:x2="14.884cm" svg:y2="10.8cm">
            <text:p/>
          </draw:line>
          <draw:line draw:style-name="gr1" draw:text-style-name="P1" draw:layer="layout" svg:x1="14.884cm" svg:y1="10.8cm" svg:x2="15.653cm" svg:y2="10.8cm">
            <text:p/>
          </draw:line>
          <draw:line draw:style-name="gr1" draw:text-style-name="P1" draw:layer="layout" svg:x1="15.653cm" svg:y1="10.5cm" svg:x2="15.653cm" svg:y2="10.8cm">
            <text:p/>
          </draw:line>
          <draw:line draw:style-name="gr1" draw:text-style-name="P1" draw:layer="layout" svg:x1="15.653cm" svg:y1="10.5cm" svg:x2="16.423cm" svg:y2="10.5cm">
            <text:p/>
          </draw:line>
          <draw:line draw:style-name="gr1" draw:text-style-name="P1" draw:layer="layout" svg:x1="16.423cm" svg:y1="10.5cm" svg:x2="16.423cm" svg:y2="10.8cm">
            <text:p/>
          </draw:line>
          <draw:line draw:style-name="gr1" draw:text-style-name="P1" draw:layer="layout" svg:x1="16.423cm" svg:y1="10.8cm" svg:x2="17.192cm" svg:y2="10.8cm">
            <text:p/>
          </draw:line>
          <draw:line draw:style-name="gr1" draw:text-style-name="P1" draw:layer="layout" svg:x1="17.192cm" svg:y1="10.5cm" svg:x2="17.192cm" svg:y2="10.8cm">
            <text:p/>
          </draw:line>
          <draw:line draw:style-name="gr1" draw:text-style-name="P1" draw:layer="layout" svg:x1="17.192cm" svg:y1="10.5cm" svg:x2="17.961cm" svg:y2="10.5cm">
            <text:p/>
          </draw:line>
          <draw:line draw:style-name="gr1" draw:text-style-name="P1" draw:layer="layout" svg:x1="17.961cm" svg:y1="10.5cm" svg:x2="17.961cm" svg:y2="10.8cm">
            <text:p/>
          </draw:line>
          <draw:line draw:style-name="gr1" draw:text-style-name="P1" draw:layer="layout" svg:x1="17.961cm" svg:y1="10.8cm" svg:x2="18.73cm" svg:y2="10.8cm">
            <text:p/>
          </draw:line>
          <draw:line draw:style-name="gr1" draw:text-style-name="P1" draw:layer="layout" svg:x1="18.73cm" svg:y1="10.5cm" svg:x2="18.73cm" svg:y2="10.8cm">
            <text:p/>
          </draw:line>
          <draw:line draw:style-name="gr1" draw:text-style-name="P1" draw:layer="layout" svg:x1="18.73cm" svg:y1="10.5cm" svg:x2="19.2cm" svg:y2="10.5cm">
            <text:p/>
          </draw:line>
          <draw:line draw:style-name="gr1" draw:text-style-name="P1" draw:layer="layout" svg:x1="9.499cm" svg:y1="14.5cm" svg:x2="9.499cm" svg:y2="13.7cm">
            <text:p/>
          </draw:line>
          <draw:line draw:style-name="gr1" draw:text-style-name="P1" draw:layer="layout" svg:x1="9.8cm" svg:y1="13.7cm" svg:x2="9.499cm" svg:y2="13.7cm">
            <text:p/>
          </draw:line>
          <draw:line draw:style-name="gr1" draw:text-style-name="P1" draw:layer="layout" svg:x1="9.8cm" svg:y1="13.7cm" svg:x2="9.8cm" svg:y2="12.899cm">
            <text:p/>
          </draw:line>
          <draw:line draw:style-name="gr1" draw:text-style-name="P1" draw:layer="layout" svg:x1="9.8cm" svg:y1="12.899cm" svg:x2="9.499cm" svg:y2="12.899cm">
            <text:p/>
          </draw:line>
          <draw:line draw:style-name="gr1" draw:text-style-name="P1" draw:layer="layout" svg:x1="9.499cm" svg:y1="12.899cm" svg:x2="9.499cm" svg:y2="12.1cm">
            <text:p/>
          </draw:line>
          <draw:line draw:style-name="gr1" draw:text-style-name="P1" draw:layer="layout" svg:x1="9.8cm" svg:y1="12.1cm" svg:x2="9.499cm" svg:y2="12.1cm">
            <text:p/>
          </draw:line>
          <draw:line draw:style-name="gr1" draw:text-style-name="P1" draw:layer="layout" svg:x1="9.8cm" svg:y1="12.1cm" svg:x2="9.8cm" svg:y2="11.299cm">
            <text:p/>
          </draw:line>
          <draw:line draw:style-name="gr1" draw:text-style-name="P1" draw:layer="layout" svg:x1="9.8cm" svg:y1="11.299cm" svg:x2="9.499cm" svg:y2="11.299cm">
            <text:p/>
          </draw:line>
          <draw:line draw:style-name="gr1" draw:text-style-name="P1" draw:layer="layout" svg:x1="9.499cm" svg:y1="11.299cm" svg:x2="9.499cm" svg:y2="10.5cm">
            <text:p/>
          </draw:line>
          <draw:line draw:style-name="gr1" draw:text-style-name="P1" draw:layer="layout" svg:x1="19.2cm" svg:y1="14.5cm" svg:x2="19.2cm" svg:y2="13.7cm">
            <text:p/>
          </draw:line>
          <draw:line draw:style-name="gr1" draw:text-style-name="P1" draw:layer="layout" svg:x1="19.499cm" svg:y1="13.7cm" svg:x2="19.2cm" svg:y2="13.7cm">
            <text:p/>
          </draw:line>
          <draw:line draw:style-name="gr1" draw:text-style-name="P1" draw:layer="layout" svg:x1="19.499cm" svg:y1="13.7cm" svg:x2="19.499cm" svg:y2="12.899cm">
            <text:p/>
          </draw:line>
          <draw:line draw:style-name="gr1" draw:text-style-name="P1" draw:layer="layout" svg:x1="19.499cm" svg:y1="12.899cm" svg:x2="19.2cm" svg:y2="12.899cm">
            <text:p/>
          </draw:line>
          <draw:line draw:style-name="gr1" draw:text-style-name="P1" draw:layer="layout" svg:x1="19.2cm" svg:y1="12.899cm" svg:x2="19.2cm" svg:y2="12.1cm">
            <text:p/>
          </draw:line>
          <draw:line draw:style-name="gr1" draw:text-style-name="P1" draw:layer="layout" svg:x1="19.499cm" svg:y1="12.1cm" svg:x2="19.2cm" svg:y2="12.1cm">
            <text:p/>
          </draw:line>
          <draw:line draw:style-name="gr1" draw:text-style-name="P1" draw:layer="layout" svg:x1="19.499cm" svg:y1="12.1cm" svg:x2="19.499cm" svg:y2="11.299cm">
            <text:p/>
          </draw:line>
          <draw:line draw:style-name="gr1" draw:text-style-name="P1" draw:layer="layout" svg:x1="19.499cm" svg:y1="11.299cm" svg:x2="19.2cm" svg:y2="11.299cm">
            <text:p/>
          </draw:line>
          <draw:line draw:style-name="gr1" draw:text-style-name="P1" draw:layer="layout" svg:x1="19.2cm" svg:y1="11.299cm" svg:x2="19.2cm" svg:y2="10.5cm">
            <text:p/>
          </draw:line>
        </draw:g>
        <draw:path draw:style-name="gr7" draw:text-style-name="P1" draw:layer="layout" svg:width="0.972cm" svg:height="0.819cm" svg:x="13.804cm" svg:y="11.296cm" svg:viewBox="0 0 973 820" svg:d="M222 0c-69 45-117 97-157 169-44 78-65 155-65 245v4c1 90 21 166 65 244 37 66 80 114 141 158h560c62-44 105-92 142-157 44-79 64-156 65-246 0-92-21-170-65-248-40-72-89-124-158-169z">
          <text:p/>
        </draw:path>
        <draw:frame draw:style-name="gr11" draw:text-style-name="P6" draw:layer="layout" svg:width="1.344cm" svg:height="0.712cm" svg:x="10.68cm" svg:y="12.324cm">
          <draw:text-box>
            <text:p><text:span text:style-name="T3">OUT</text:span></text:p>
          </draw:text-box>
        </draw:frame>
        <draw:custom-shape draw:style-name="gr10" draw:text-style-name="P7" draw:layer="layout" svg:width="0.48cm" svg:height="0.75cm" svg:x="14.05cm" svg:y="13.101cm">
          <text:p/>
          <draw:enhanced-geometry svg:viewBox="0 0 21600 21600" draw:type="rectangle" draw:enhanced-path="M 0 0 L 21600 0 21600 21600 0 21600 0 0 Z N"/>
        </draw:custom-shape>
        <draw:polygon draw:style-name="gr7" draw:text-style-name="P1" draw:layer="layout" svg:width="0.519cm" svg:height="0.519cm" svg:x="10.6cm" svg:y="17.937cm" svg:viewBox="0 0 520 520" draw:points="390,520 130,519 0,260 130,0 391,0 520,260">
          <text:p/>
        </draw:polygon>
        <draw:polygon draw:style-name="gr7" draw:text-style-name="P1" draw:layer="layout" svg:width="0.519cm" svg:height="0.519cm" svg:x="18cm" svg:y="17.937cm" svg:viewBox="0 0 520 520" draw:points="390,520 130,519 0,260 130,0 391,0 520,260">
          <text:p/>
        </draw:polygon>
        <draw:polygon draw:style-name="gr7" draw:text-style-name="P1" draw:layer="layout" svg:width="0.519cm" svg:height="0.519cm" svg:x="14.156cm" svg:y="17.938cm" svg:viewBox="0 0 520 520" draw:points="390,520 130,519 0,260 130,0 391,0 520,260">
          <text:p/>
        </draw:polygon>
        <draw:g>
          <draw:line draw:style-name="gr1" draw:text-style-name="P1" draw:layer="layout" svg:x1="9.8cm" svg:y1="10.1cm" svg:x2="10.269cm" svg:y2="10.1cm">
            <text:p/>
          </draw:line>
          <draw:line draw:style-name="gr1" draw:text-style-name="P1" draw:layer="layout" svg:x1="10.269cm" svg:y1="10.1cm" svg:x2="10.269cm" svg:y2="10.4cm">
            <text:p/>
          </draw:line>
          <draw:line draw:style-name="gr1" draw:text-style-name="P1" draw:layer="layout" svg:x1="10.269cm" svg:y1="10.4cm" svg:x2="11.038cm" svg:y2="10.4cm">
            <text:p/>
          </draw:line>
          <draw:line draw:style-name="gr1" draw:text-style-name="P1" draw:layer="layout" svg:x1="11.038cm" svg:y1="10.1cm" svg:x2="11.038cm" svg:y2="10.4cm">
            <text:p/>
          </draw:line>
          <draw:line draw:style-name="gr1" draw:text-style-name="P1" draw:layer="layout" svg:x1="11.038cm" svg:y1="10.1cm" svg:x2="11.807cm" svg:y2="10.1cm">
            <text:p/>
          </draw:line>
          <draw:line draw:style-name="gr1" draw:text-style-name="P1" draw:layer="layout" svg:x1="11.807cm" svg:y1="10.1cm" svg:x2="11.807cm" svg:y2="10.4cm">
            <text:p/>
          </draw:line>
          <draw:line draw:style-name="gr1" draw:text-style-name="P1" draw:layer="layout" svg:x1="11.807cm" svg:y1="10.4cm" svg:x2="12.576cm" svg:y2="10.4cm">
            <text:p/>
          </draw:line>
          <draw:line draw:style-name="gr1" draw:text-style-name="P1" draw:layer="layout" svg:x1="12.576cm" svg:y1="10.1cm" svg:x2="12.576cm" svg:y2="10.4cm">
            <text:p/>
          </draw:line>
          <draw:line draw:style-name="gr1" draw:text-style-name="P1" draw:layer="layout" svg:x1="12.576cm" svg:y1="10.1cm" svg:x2="13.346cm" svg:y2="10.1cm">
            <text:p/>
          </draw:line>
          <draw:line draw:style-name="gr1" draw:text-style-name="P1" draw:layer="layout" svg:x1="13.346cm" svg:y1="10.1cm" svg:x2="13.346cm" svg:y2="10.4cm">
            <text:p/>
          </draw:line>
          <draw:line draw:style-name="gr1" draw:text-style-name="P1" draw:layer="layout" svg:x1="13.346cm" svg:y1="10.4cm" svg:x2="14.115cm" svg:y2="10.4cm">
            <text:p/>
          </draw:line>
          <draw:line draw:style-name="gr1" draw:text-style-name="P1" draw:layer="layout" svg:x1="14.115cm" svg:y1="10.1cm" svg:x2="14.115cm" svg:y2="10.4cm">
            <text:p/>
          </draw:line>
          <draw:line draw:style-name="gr1" draw:text-style-name="P1" draw:layer="layout" svg:x1="14.115cm" svg:y1="10.1cm" svg:x2="14.884cm" svg:y2="10.1cm">
            <text:p/>
          </draw:line>
          <draw:line draw:style-name="gr1" draw:text-style-name="P1" draw:layer="layout" svg:x1="14.884cm" svg:y1="10.1cm" svg:x2="14.884cm" svg:y2="10.4cm">
            <text:p/>
          </draw:line>
          <draw:line draw:style-name="gr1" draw:text-style-name="P1" draw:layer="layout" svg:x1="14.884cm" svg:y1="10.4cm" svg:x2="15.653cm" svg:y2="10.4cm">
            <text:p/>
          </draw:line>
          <draw:line draw:style-name="gr1" draw:text-style-name="P1" draw:layer="layout" svg:x1="15.653cm" svg:y1="10.1cm" svg:x2="15.653cm" svg:y2="10.4cm">
            <text:p/>
          </draw:line>
          <draw:line draw:style-name="gr1" draw:text-style-name="P1" draw:layer="layout" svg:x1="15.653cm" svg:y1="10.1cm" svg:x2="16.423cm" svg:y2="10.1cm">
            <text:p/>
          </draw:line>
          <draw:line draw:style-name="gr1" draw:text-style-name="P1" draw:layer="layout" svg:x1="16.423cm" svg:y1="10.1cm" svg:x2="16.423cm" svg:y2="10.4cm">
            <text:p/>
          </draw:line>
          <draw:line draw:style-name="gr1" draw:text-style-name="P1" draw:layer="layout" svg:x1="16.423cm" svg:y1="10.4cm" svg:x2="17.192cm" svg:y2="10.4cm">
            <text:p/>
          </draw:line>
          <draw:line draw:style-name="gr1" draw:text-style-name="P1" draw:layer="layout" svg:x1="17.192cm" svg:y1="10.1cm" svg:x2="17.192cm" svg:y2="10.4cm">
            <text:p/>
          </draw:line>
          <draw:line draw:style-name="gr1" draw:text-style-name="P1" draw:layer="layout" svg:x1="17.192cm" svg:y1="10.1cm" svg:x2="17.961cm" svg:y2="10.1cm">
            <text:p/>
          </draw:line>
          <draw:line draw:style-name="gr1" draw:text-style-name="P1" draw:layer="layout" svg:x1="17.961cm" svg:y1="10.1cm" svg:x2="17.961cm" svg:y2="10.4cm">
            <text:p/>
          </draw:line>
          <draw:line draw:style-name="gr1" draw:text-style-name="P1" draw:layer="layout" svg:x1="17.961cm" svg:y1="10.4cm" svg:x2="18.73cm" svg:y2="10.4cm">
            <text:p/>
          </draw:line>
          <draw:line draw:style-name="gr1" draw:text-style-name="P1" draw:layer="layout" svg:x1="18.73cm" svg:y1="10.1cm" svg:x2="18.73cm" svg:y2="10.4cm">
            <text:p/>
          </draw:line>
          <draw:line draw:style-name="gr1" draw:text-style-name="P1" draw:layer="layout" svg:x1="18.73cm" svg:y1="10.1cm" svg:x2="19.2cm" svg:y2="10.1cm">
            <text:p/>
          </draw:line>
          <draw:line draw:style-name="gr1" draw:text-style-name="P1" draw:layer="layout" svg:x1="9.8cm" svg:y1="3.2cm" svg:x2="10.269cm" svg:y2="3.2cm">
            <text:p/>
          </draw:line>
          <draw:line draw:style-name="gr1" draw:text-style-name="P1" draw:layer="layout" svg:x1="10.269cm" svg:y1="2.9cm" svg:x2="10.269cm" svg:y2="3.2cm">
            <text:p/>
          </draw:line>
          <draw:line draw:style-name="gr1" draw:text-style-name="P1" draw:layer="layout" svg:x1="10.269cm" svg:y1="2.9cm" svg:x2="11.038cm" svg:y2="2.9cm">
            <text:p/>
          </draw:line>
          <draw:line draw:style-name="gr1" draw:text-style-name="P1" draw:layer="layout" svg:x1="11.038cm" svg:y1="2.9cm" svg:x2="11.038cm" svg:y2="3.2cm">
            <text:p/>
          </draw:line>
          <draw:line draw:style-name="gr1" draw:text-style-name="P1" draw:layer="layout" svg:x1="11.038cm" svg:y1="3.2cm" svg:x2="11.807cm" svg:y2="3.2cm">
            <text:p/>
          </draw:line>
          <draw:line draw:style-name="gr1" draw:text-style-name="P1" draw:layer="layout" svg:x1="11.807cm" svg:y1="2.9cm" svg:x2="11.807cm" svg:y2="3.2cm">
            <text:p/>
          </draw:line>
          <draw:line draw:style-name="gr1" draw:text-style-name="P1" draw:layer="layout" svg:x1="11.807cm" svg:y1="2.9cm" svg:x2="12.576cm" svg:y2="2.9cm">
            <text:p/>
          </draw:line>
          <draw:line draw:style-name="gr1" draw:text-style-name="P1" draw:layer="layout" svg:x1="12.576cm" svg:y1="2.9cm" svg:x2="12.576cm" svg:y2="3.2cm">
            <text:p/>
          </draw:line>
          <draw:line draw:style-name="gr1" draw:text-style-name="P1" draw:layer="layout" svg:x1="12.576cm" svg:y1="3.2cm" svg:x2="13.346cm" svg:y2="3.2cm">
            <text:p/>
          </draw:line>
          <draw:line draw:style-name="gr1" draw:text-style-name="P1" draw:layer="layout" svg:x1="13.346cm" svg:y1="2.9cm" svg:x2="13.346cm" svg:y2="3.2cm">
            <text:p/>
          </draw:line>
          <draw:line draw:style-name="gr1" draw:text-style-name="P1" draw:layer="layout" svg:x1="13.346cm" svg:y1="2.9cm" svg:x2="14.115cm" svg:y2="2.9cm">
            <text:p/>
          </draw:line>
          <draw:line draw:style-name="gr1" draw:text-style-name="P1" draw:layer="layout" svg:x1="14.115cm" svg:y1="2.9cm" svg:x2="14.115cm" svg:y2="3.2cm">
            <text:p/>
          </draw:line>
          <draw:line draw:style-name="gr1" draw:text-style-name="P1" draw:layer="layout" svg:x1="14.115cm" svg:y1="3.2cm" svg:x2="14.884cm" svg:y2="3.2cm">
            <text:p/>
          </draw:line>
          <draw:line draw:style-name="gr1" draw:text-style-name="P1" draw:layer="layout" svg:x1="14.884cm" svg:y1="2.9cm" svg:x2="14.884cm" svg:y2="3.2cm">
            <text:p/>
          </draw:line>
          <draw:line draw:style-name="gr1" draw:text-style-name="P1" draw:layer="layout" svg:x1="14.884cm" svg:y1="2.9cm" svg:x2="15.653cm" svg:y2="2.9cm">
            <text:p/>
          </draw:line>
          <draw:line draw:style-name="gr1" draw:text-style-name="P1" draw:layer="layout" svg:x1="15.653cm" svg:y1="2.9cm" svg:x2="15.653cm" svg:y2="3.2cm">
            <text:p/>
          </draw:line>
          <draw:line draw:style-name="gr1" draw:text-style-name="P1" draw:layer="layout" svg:x1="15.653cm" svg:y1="3.2cm" svg:x2="16.423cm" svg:y2="3.2cm">
            <text:p/>
          </draw:line>
          <draw:line draw:style-name="gr1" draw:text-style-name="P1" draw:layer="layout" svg:x1="16.423cm" svg:y1="2.9cm" svg:x2="16.423cm" svg:y2="3.2cm">
            <text:p/>
          </draw:line>
          <draw:line draw:style-name="gr1" draw:text-style-name="P1" draw:layer="layout" svg:x1="16.423cm" svg:y1="2.9cm" svg:x2="17.192cm" svg:y2="2.9cm">
            <text:p/>
          </draw:line>
          <draw:line draw:style-name="gr1" draw:text-style-name="P1" draw:layer="layout" svg:x1="17.192cm" svg:y1="2.9cm" svg:x2="17.192cm" svg:y2="3.2cm">
            <text:p/>
          </draw:line>
          <draw:line draw:style-name="gr1" draw:text-style-name="P1" draw:layer="layout" svg:x1="17.192cm" svg:y1="3.2cm" svg:x2="17.961cm" svg:y2="3.2cm">
            <text:p/>
          </draw:line>
          <draw:line draw:style-name="gr1" draw:text-style-name="P1" draw:layer="layout" svg:x1="17.961cm" svg:y1="2.9cm" svg:x2="17.961cm" svg:y2="3.2cm">
            <text:p/>
          </draw:line>
          <draw:line draw:style-name="gr1" draw:text-style-name="P1" draw:layer="layout" svg:x1="17.961cm" svg:y1="2.9cm" svg:x2="18.73cm" svg:y2="2.9cm">
            <text:p/>
          </draw:line>
          <draw:line draw:style-name="gr1" draw:text-style-name="P1" draw:layer="layout" svg:x1="18.73cm" svg:y1="2.9cm" svg:x2="18.73cm" svg:y2="3.2cm">
            <text:p/>
          </draw:line>
          <draw:line draw:style-name="gr1" draw:text-style-name="P1" draw:layer="layout" svg:x1="18.73cm" svg:y1="3.2cm" svg:x2="19.2cm" svg:y2="3.2cm">
            <text:p/>
          </draw:line>
          <draw:line draw:style-name="gr1" draw:text-style-name="P1" draw:layer="layout" svg:x1="9.8cm" svg:y1="10.1cm" svg:x2="9.8cm" svg:y2="9.566cm">
            <text:p/>
          </draw:line>
          <draw:line draw:style-name="gr1" draw:text-style-name="P1" draw:layer="layout" svg:x1="9.8cm" svg:y1="9.566cm" svg:x2="9.499cm" svg:y2="9.566cm">
            <text:p/>
          </draw:line>
          <draw:line draw:style-name="gr1" draw:text-style-name="P1" draw:layer="layout" svg:x1="9.499cm" svg:y1="9.566cm" svg:x2="9.499cm" svg:y2="8.733cm">
            <text:p/>
          </draw:line>
          <draw:line draw:style-name="gr1" draw:text-style-name="P1" draw:layer="layout" svg:x1="9.8cm" svg:y1="8.733cm" svg:x2="9.499cm" svg:y2="8.733cm">
            <text:p/>
          </draw:line>
          <draw:line draw:style-name="gr1" draw:text-style-name="P1" draw:layer="layout" svg:x1="9.8cm" svg:y1="8.733cm" svg:x2="9.8cm" svg:y2="7.9cm">
            <text:p/>
          </draw:line>
          <draw:line draw:style-name="gr1" draw:text-style-name="P1" draw:layer="layout" svg:x1="9.8cm" svg:y1="7.9cm" svg:x2="9.499cm" svg:y2="7.9cm">
            <text:p/>
          </draw:line>
          <draw:line draw:style-name="gr1" draw:text-style-name="P1" draw:layer="layout" svg:x1="9.499cm" svg:y1="7.9cm" svg:x2="9.499cm" svg:y2="7.066cm">
            <text:p/>
          </draw:line>
          <draw:line draw:style-name="gr1" draw:text-style-name="P1" draw:layer="layout" svg:x1="9.8cm" svg:y1="7.066cm" svg:x2="9.499cm" svg:y2="7.066cm">
            <text:p/>
          </draw:line>
          <draw:line draw:style-name="gr1" draw:text-style-name="P1" draw:layer="layout" svg:x1="9.8cm" svg:y1="7.066cm" svg:x2="9.8cm" svg:y2="6.233cm">
            <text:p/>
          </draw:line>
          <draw:line draw:style-name="gr1" draw:text-style-name="P1" draw:layer="layout" svg:x1="9.8cm" svg:y1="6.233cm" svg:x2="9.499cm" svg:y2="6.233cm">
            <text:p/>
          </draw:line>
          <draw:line draw:style-name="gr1" draw:text-style-name="P1" draw:layer="layout" svg:x1="9.499cm" svg:y1="6.233cm" svg:x2="9.499cm" svg:y2="5.4cm">
            <text:p/>
          </draw:line>
          <draw:line draw:style-name="gr1" draw:text-style-name="P1" draw:layer="layout" svg:x1="9.8cm" svg:y1="5.4cm" svg:x2="9.499cm" svg:y2="5.4cm">
            <text:p/>
          </draw:line>
          <draw:line draw:style-name="gr1" draw:text-style-name="P1" draw:layer="layout" svg:x1="9.8cm" svg:y1="5.4cm" svg:x2="9.8cm" svg:y2="4.566cm">
            <text:p/>
          </draw:line>
          <draw:line draw:style-name="gr1" draw:text-style-name="P1" draw:layer="layout" svg:x1="9.8cm" svg:y1="4.566cm" svg:x2="9.499cm" svg:y2="4.566cm">
            <text:p/>
          </draw:line>
          <draw:line draw:style-name="gr1" draw:text-style-name="P1" draw:layer="layout" svg:x1="9.499cm" svg:y1="4.566cm" svg:x2="9.499cm" svg:y2="3.733cm">
            <text:p/>
          </draw:line>
          <draw:line draw:style-name="gr1" draw:text-style-name="P1" draw:layer="layout" svg:x1="9.8cm" svg:y1="3.733cm" svg:x2="9.499cm" svg:y2="3.733cm">
            <text:p/>
          </draw:line>
          <draw:line draw:style-name="gr1" draw:text-style-name="P1" draw:layer="layout" svg:x1="9.8cm" svg:y1="3.733cm" svg:x2="9.8cm" svg:y2="3.2cm">
            <text:p/>
          </draw:line>
          <draw:line draw:style-name="gr1" draw:text-style-name="P1" draw:layer="layout" svg:x1="19.2cm" svg:y1="10.1cm" svg:x2="19.2cm" svg:y2="9.566cm">
            <text:p/>
          </draw:line>
          <draw:line draw:style-name="gr1" draw:text-style-name="P1" draw:layer="layout" svg:x1="19.499cm" svg:y1="9.566cm" svg:x2="19.2cm" svg:y2="9.566cm">
            <text:p/>
          </draw:line>
          <draw:line draw:style-name="gr1" draw:text-style-name="P1" draw:layer="layout" svg:x1="19.499cm" svg:y1="9.566cm" svg:x2="19.499cm" svg:y2="8.733cm">
            <text:p/>
          </draw:line>
          <draw:line draw:style-name="gr1" draw:text-style-name="P1" draw:layer="layout" svg:x1="19.499cm" svg:y1="8.733cm" svg:x2="19.2cm" svg:y2="8.733cm">
            <text:p/>
          </draw:line>
          <draw:line draw:style-name="gr1" draw:text-style-name="P1" draw:layer="layout" svg:x1="19.2cm" svg:y1="8.733cm" svg:x2="19.2cm" svg:y2="7.9cm">
            <text:p/>
          </draw:line>
          <draw:line draw:style-name="gr1" draw:text-style-name="P1" draw:layer="layout" svg:x1="19.499cm" svg:y1="7.9cm" svg:x2="19.2cm" svg:y2="7.9cm">
            <text:p/>
          </draw:line>
          <draw:line draw:style-name="gr1" draw:text-style-name="P1" draw:layer="layout" svg:x1="19.499cm" svg:y1="7.9cm" svg:x2="19.499cm" svg:y2="7.066cm">
            <text:p/>
          </draw:line>
          <draw:line draw:style-name="gr1" draw:text-style-name="P1" draw:layer="layout" svg:x1="19.499cm" svg:y1="7.066cm" svg:x2="19.2cm" svg:y2="7.066cm">
            <text:p/>
          </draw:line>
          <draw:line draw:style-name="gr1" draw:text-style-name="P1" draw:layer="layout" svg:x1="19.2cm" svg:y1="7.066cm" svg:x2="19.2cm" svg:y2="6.233cm">
            <text:p/>
          </draw:line>
          <draw:line draw:style-name="gr1" draw:text-style-name="P1" draw:layer="layout" svg:x1="19.499cm" svg:y1="6.233cm" svg:x2="19.2cm" svg:y2="6.233cm">
            <text:p/>
          </draw:line>
          <draw:line draw:style-name="gr1" draw:text-style-name="P1" draw:layer="layout" svg:x1="19.499cm" svg:y1="6.233cm" svg:x2="19.499cm" svg:y2="5.4cm">
            <text:p/>
          </draw:line>
          <draw:line draw:style-name="gr1" draw:text-style-name="P1" draw:layer="layout" svg:x1="19.499cm" svg:y1="5.4cm" svg:x2="19.2cm" svg:y2="5.4cm">
            <text:p/>
          </draw:line>
          <draw:line draw:style-name="gr1" draw:text-style-name="P1" draw:layer="layout" svg:x1="19.2cm" svg:y1="5.4cm" svg:x2="19.2cm" svg:y2="4.566cm">
            <text:p/>
          </draw:line>
          <draw:line draw:style-name="gr1" draw:text-style-name="P1" draw:layer="layout" svg:x1="19.499cm" svg:y1="4.566cm" svg:x2="19.2cm" svg:y2="4.566cm">
            <text:p/>
          </draw:line>
          <draw:line draw:style-name="gr1" draw:text-style-name="P1" draw:layer="layout" svg:x1="19.499cm" svg:y1="4.566cm" svg:x2="19.499cm" svg:y2="3.733cm">
            <text:p/>
          </draw:line>
          <draw:line draw:style-name="gr1" draw:text-style-name="P1" draw:layer="layout" svg:x1="19.499cm" svg:y1="3.733cm" svg:x2="19.2cm" svg:y2="3.733cm">
            <text:p/>
          </draw:line>
          <draw:line draw:style-name="gr1" draw:text-style-name="P1" draw:layer="layout" svg:x1="19.2cm" svg:y1="3.733cm" svg:x2="19.2cm" svg:y2="3.2cm">
            <text:p/>
          </draw:line>
        </draw:g>
        <draw:ellipse draw:style-name="gr12" draw:text-style-name="P8" draw:layer="layout" svg:width="1.19cm" svg:height="2.104cm" draw:transform="skewX (0.0146607657167524) translate (13.863cm 5.387cm)" draw:kind="cut" draw:start-angle="322.12" draw:end-angle="216.24">
          <text:p/>
        </draw:ellipse>
        <draw:custom-shape draw:style-name="gr13" draw:text-style-name="P7" draw:layer="layout" svg:width="0.625cm" svg:height="0.625cm" svg:x="17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25cm" svg:height="0.625cm" svg:x="17.7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25cm" svg:height="0.625cm" svg:x="10.7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25cm" svg:height="0.625cm" svg:x="10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27cm" svg:height="0.65cm" draw:transform="rotate (1.5707963267949) translate (7.4cm 20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1cm" svg:height="1.67cm" svg:x="14.41cm" svg:y="3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08cm" svg:height="1.82cm" svg:x="14.44cm" svg:y="7.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076cm" svg:height="0.941cm" svg:x="14.74cm" svg:y="7.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08cm" svg:height="0.93cm" svg:x="14.14cm" svg:y="7.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076cm" svg:height="0.941cm" svg:x="16.44cm" svg:y="7.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076cm" svg:height="0.941cm" svg:x="12.456cm" svg:y="7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072cm" svg:height="1.76cm" draw:transform="rotate (1.5707963267949) translate (14.752cm 8.01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072cm" svg:height="1.76cm" draw:transform="rotate (1.5707963267949) translate (12.456cm 8.012cm)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114cm" svg:height="1.981cm" svg:x="10.46cm" svg:y="3.76cm">
          <draw:text-box>
            <text:p text:style-name="P9"><text:span text:style-name="T4">UCSF</text:span></text:p>
            <text:p text:style-name="P9"><text:span text:style-name="T4">Vale Lab</text:span></text:p>
            <text:p text:style-name="P9"><text:span text:style-name="T4">2016</text:span></text:p>
            <text:p text:style-name="P9"><text:span text:style-name="T4">OR-Gat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999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20M1S</meta:editing-duration>
    <meta:editing-cycles>6</meta:editing-cycles>
    <meta:generator>LibreOffice/5.2.3.3$MacOSX_X86_64 LibreOffice_project/d54a8868f08a7b39642414cf2c8ef2f228f780cf</meta:generator>
    <meta:creation-date>2016-12-21T16:07:35.325000000</meta:creation-date>
    <dc:date>2016-12-23T13:45:57.704016000</dc:date>
    <dc:creator>Nico Stuurman</dc:creator>
    <meta:document-statistic meta:object-count="451"/>
  </office:meta>
</office:document-meta>
</file>